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7.916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97];[.F197];[.D197];[.G197];[.H197])" office:value-type="string" office:string-value="Class 1: 505 - The Arcane Eternal" calcext:value-type="string">
            <text:p>Class 1: 505 - The Arcane Eternal</text:p>
          </table:table-cell>
          <table:table-cell table:style-name="ce6" office:value-type="float" office:value="505" calcext:value-type="float">
            <text:p>505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table:number-columns-repeated="3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98];[.F198];[.D198];[.G198];[.H198])" office:value-type="string" office:string-value="Class 2: 500 - The Ashen Titan" calcext:value-type="string">
            <text:p>Class 2: 500 - The Ashen Titan</text:p>
          </table:table-cell>
          <table:table-cell table:style-name="ce6" office:value-type="float" office:value="500" calcext:value-type="float">
            <text:p>500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720" calcext:value-type="float">
            <text:p>1720</text:p>
          </table:table-cell>
          <table:table-cell table:style-name="ce5" table:formula="of:=[.E2]" office:value-type="float" office:value="1720" calcext:value-type="float">
            <text:p>1720.0</text:p>
          </table:table-cell>
          <table:table-cell/>
          <table:table-cell table:style-name="ce6"/>
          <table:table-cell table:style-name="ce32" table:formula="of:=[.U9]" office:value-type="float" office:value="35258916.9796776" calcext:value-type="float">
            <text:p>35,258,917</text:p>
          </table:table-cell>
          <table:table-cell table:style-name="ce11" table:formula="of:=[.V9]" office:value-type="float" office:value="1974326.992" calcext:value-type="float">
            <text:p>1,974,327.0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6]))" office:value-type="float" office:value="35552" calcext:value-type="float">
            <text:p>35552</text:p>
          </table:table-cell>
          <table:table-cell office:value-type="string" calcext:value-type="string">
            <text:p>hp/sec</text:p>
          </table:table-cell>
          <table:table-cell table:style-name="ce14" table:formula="of:=[.$S$2]*[.V2]" office:value-type="float" office:value="109.043909333333" calcext:value-type="float">
            <text:p>109.0</text:p>
          </table:table-cell>
          <table:table-cell table:style-name="ce10" table:formula="of:=1.1%*(1+[.R16])/60" office:value-type="percentage" office:value="0.00306716666666667" calcext:value-type="percentage">
            <text:p>0.31%</text:p>
          </table:table-cell>
          <table:table-cell table:style-name="ce9" table:formula="of:=[.V2]*60" office:value-type="percentage" office:value="0.18403" calcext:value-type="percentage">
            <text:p>18.40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8"/>
          <table:table-cell table:formula="of:=SUM([.AJ3:.AJ4])" office:value-type="float" office:value="252" calcext:value-type="float">
            <text:p>252</text:p>
          </table:table-cell>
          <table:table-cell table:formula="of:=SUM([.AK3:.AK4])" office:value-type="float" office:value="555.56424" calcext:value-type="float">
            <text:p>555.56424</text:p>
          </table:table-cell>
          <table:table-cell table:formula="of:=SUM([.AL3:.AL4])" office:value-type="float" office:value="0.27778212" calcext:value-type="float">
            <text:p>0.27778212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199];[.F199];[.D199];[.G199];[.H199])" office:value-type="string" office:string-value="Class 3: 465 - The Faen Valkyrie" calcext:value-type="string">
            <text:p>Class 3: 465 - The Faen Valkyrie</text:p>
          </table:table-cell>
          <table:table-cell table:style-name="ce6" office:value-type="float" office:value="465" calcext:value-type="float">
            <text:p>465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46.935" calcext:value-type="float">
            <text:p>46.935</text:p>
          </table:table-cell>
          <table:table-cell table:style-name="ce12" table:formula="of:=[.U10]" office:value-type="percentage" office:value="46.935" calcext:value-type="percentage">
            <text:p>4693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341.25" calcext:value-type="float">
            <text:p>341.3</text:p>
          </table:table-cell>
          <table:table-cell table:style-name="ce10" table:formula="of:=[.W3]/60" office:value-type="percentage" office:value="0.00325" calcext:value-type="percentage">
            <text:p>0.33%</text:p>
          </table:table-cell>
          <table:table-cell table:style-name="ce9" table:formula="of:=2%+([.F7]/100/100/2)" office:value-type="percentage" office:value="0.195" calcext:value-type="percentage">
            <text:p>19.5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3]*[.AB3]*[.AC3]*[.AD3]*[.AE3]*[.AF3]" office:value-type="float" office:value="129.6" calcext:value-type="float">
            <text:p>129.6</text:p>
          </table:table-cell>
          <table:table-cell table:style-name="ce42" table:formula="of:=[.AJ3]*2.20462" office:value-type="float" office:value="285.718752" calcext:value-type="float">
            <text:p>285.72</text:p>
          </table:table-cell>
          <table:table-cell table:style-name="ce42" table:formula="of:=[.AK3]/2000" office:value-type="float" office:value="0.142859376" calcext:value-type="float">
            <text:p>0.14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45" calcext:value-type="float">
            <text:p>545</text:p>
          </table:table-cell>
          <table:table-cell table:style-name="ce5" table:formula="of:=[.E4]*(1+[.X16])" office:value-type="float" office:value="8202.25" calcext:value-type="float">
            <text:p>8202.3</text:p>
          </table:table-cell>
          <table:table-cell/>
          <table:table-cell table:style-name="ce6"/>
          <table:table-cell table:style-name="ce6" table:formula="of:=[.U11]" office:value-type="float" office:value="20.11" calcext:value-type="float">
            <text:p>20.11</text:p>
          </table:table-cell>
          <table:table-cell table:style-name="ce12" table:formula="of:=[.U11]" office:value-type="percentage" office:value="20.11" calcext:value-type="percentage">
            <text:p>2011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5000" calcext:value-type="float">
            <text:p>105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422.1" calcext:value-type="float">
            <text:p>422.1</text:p>
          </table:table-cell>
          <table:table-cell table:style-name="ce10" table:formula="of:=[.W4]/60" office:value-type="percentage" office:value="0.00402" calcext:value-type="percentage">
            <text:p>0.40%</text:p>
          </table:table-cell>
          <table:table-cell table:style-name="ce9" table:formula="of:=1%*(1+3+3%*[.E79])+([.F7]/100/100/2)+1%" office:value-type="percentage" office:value="0.2412" calcext:value-type="percentage">
            <text:p>24.12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4]*[.AB4]*[.AC4]*[.AD4]*[.AE4]*[.AF4]" office:value-type="float" office:value="122.4" calcext:value-type="float">
            <text:p>122.4</text:p>
          </table:table-cell>
          <table:table-cell table:style-name="ce42" table:formula="of:=[.AJ4]*2.20462" office:value-type="float" office:value="269.845488" calcext:value-type="float">
            <text:p>269.85</text:p>
          </table:table-cell>
          <table:table-cell table:style-name="ce42" table:formula="of:=[.AK4]/2000" office:value-type="float" office:value="0.134922744" calcext:value-type="float">
            <text:p>0.1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1:.E201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6])" office:value-type="float" office:value="3600" calcext:value-type="float">
            <text:p>3600.0</text:p>
          </table:table-cell>
          <table:table-cell/>
          <table:table-cell table:style-name="ce6"/>
          <table:table-cell table:style-name="ce6" table:formula="of:=[.U12]" office:value-type="float" office:value="6.06" calcext:value-type="float">
            <text:p>6.06</text:p>
          </table:table-cell>
          <table:table-cell table:style-name="ce12" table:formula="of:=[.U12]" office:value-type="percentage" office:value="6.06" calcext:value-type="percentage">
            <text:p>606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S$2]*[.V5]" office:value-type="float" office:value="141.633242666667" calcext:value-type="float">
            <text:p>141.6</text:p>
          </table:table-cell>
          <table:table-cell table:style-name="ce10" table:formula="of:=1.1%*(1+[.R16]+500%)/60" office:value-type="percentage" office:value="0.00398383333333333" calcext:value-type="percentage">
            <text:p>0.40%</text:p>
          </table:table-cell>
          <table:table-cell table:style-name="ce9" table:formula="of:=[.V5]*60" office:value-type="percentage" office:value="0.23903" calcext:value-type="percentage">
            <text:p>23.90%</text:p>
          </table:table-cell>
          <table:table-cell table:number-columns-repeated="13"/>
          <table:table-cell table:style-name="ce42" table:number-columns-repeated="2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2:.E202])" office:value-type="string" office:string-value="300% Healing" calcext:value-type="string">
            <text:p>3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50" calcext:value-type="float">
            <text:p>1650</text:p>
          </table:table-cell>
          <table:table-cell table:style-name="ce5" table:formula="of:=[.E6]*(1+[.AD16])" office:value-type="float" office:value="24832.5" calcext:value-type="float">
            <text:p>24832.5</text:p>
          </table:table-cell>
          <table:table-cell/>
          <table:table-cell table:style-name="ce6"/>
          <table:table-cell table:style-name="ce6" table:formula="of:=[.T17]" office:value-type="float" office:value="0" calcext:value-type="float">
            <text:p>0</text:p>
          </table:table-cell>
          <table:table-cell table:style-name="ce12" table:formula="of:=[.U16]" office:value-type="percentage" office:value="19.5" calcext:value-type="percentage">
            <text:p>195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J2]*6" office:value-type="float" office:value="1512" calcext:value-type="float">
            <text:p>1512</text:p>
          </table:table-cell>
          <table:table-cell table:formula="of:=[.AK2]*6" office:value-type="float" office:value="3333.38544" calcext:value-type="float">
            <text:p>3333.38544</text:p>
          </table:table-cell>
          <table:table-cell table:formula="of:=[.AL2]*6" office:value-type="float" office:value="1.66669272" calcext:value-type="float">
            <text:p>1.6666927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3:.E203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750" calcext:value-type="float">
            <text:p>1750</text:p>
          </table:table-cell>
          <table:table-cell table:style-name="ce5" table:formula="of:=[.E7]*2" office:value-type="float" office:value="3500" calcext:value-type="float">
            <text:p>35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4:.E204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formula="of:=[.B18]" office:value-type="string" office:string-value="The Arcane Eternal" calcext:value-type="string">
            <text:p>The Arcane Eternal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8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6]))/(1/(1+[.$AV$16]))" office:value-type="float" office:value="10787491.8096" calcext:value-type="float">
            <text:p>10787491.8096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35258916.9796776" calcext:value-type="float">
            <text:p>35258916.9796776</text:p>
          </table:table-cell>
          <table:table-cell table:style-name="ce6" table:formula="of:=([.S11]+[.S12])/2" office:value-type="float" office:value="1974326.992" calcext:value-type="float">
            <text:p>1974326.99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206];[.E2])" office:value-type="string" office:string-value="Vit: 1720" calcext:value-type="string">
            <text:p>Vit: 172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3" calcext:value-type="percentage">
            <text:p>300.00%</text:p>
          </table:table-cell>
          <table:table-cell table:style-name="ce9" office:value-type="percentage" office:value="3" calcext:value-type="percentage">
            <text:p>3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6]))/(1/(1+[.$AJ$16]))/(1/(1+[.$AV$16]))" office:value-type="float" office:value="59730342.1497552" calcext:value-type="float">
            <text:p>59730342.1497552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6]" office:value-type="percentage" office:value="46.935" calcext:value-type="percentage">
            <text:p>4693.5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207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8"/>
          <table:table-cell office:value-type="string" calcext:value-type="string">
            <text:p>EH-P-Add</text:p>
          </table:table-cell>
          <table:table-cell table:style-name="ce19" table:formula="of:=1-1/(1+[.$O$16]+[.$AV$16]+[.$AM$16])" office:value-type="percentage" office:value="0.981668866402698" calcext:value-type="percentage">
            <text:p>98.2%</text:p>
          </table:table-cell>
          <table:table-cell table:formula="of:=1/(1-[.Q11])" office:value-type="float" office:value="54.552" calcext:value-type="float">
            <text:p>54.552</text:p>
          </table:table-cell>
          <table:table-cell table:formula="of:=[.$S$2]/(1/(1+[.$O$16]+[.$AV$16]))" office:value-type="float" office:value="1893677.28" calcext:value-type="float">
            <text:p>1893677.28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6]" office:value-type="percentage" office:value="20.11" calcext:value-type="percentage">
            <text:p>2011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208];[.F208];[.K208];[.G208];[.H208];[.I208])" office:value-type="string" office:string-value="Str:  545  [8,202.3]" calcext:value-type="string">
            <text:p>Str: <text:s/>545 <text:s/>[8,202.3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M-Add</text:p>
          </table:table-cell>
          <table:table-cell table:style-name="ce19" table:formula="of:=1-1/(1+[.$O$16]+[.$AJ$16]+[.$AV$16])" office:value-type="percentage" office:value="0.982699560568838" calcext:value-type="percentage">
            <text:p>98.3%</text:p>
          </table:table-cell>
          <table:table-cell table:formula="of:=1/(1-[.Q12])" office:value-type="float" office:value="57.802" calcext:value-type="float">
            <text:p>57.802</text:p>
          </table:table-cell>
          <table:table-cell table:formula="of:=[.$S$2]/(1/(1+[.$O$16]+[.$AJ$16]+[.$AV$16]))" office:value-type="float" office:value="2054976.704" calcext:value-type="float">
            <text:p>2054976.704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6]" office:value-type="percentage" office:value="6.06" calcext:value-type="percentage">
            <text:p>606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209];[.F209];[.K209];[.G209];[.H209];[.I209])" office:value-type="string" office:string-value="Dex:  450  [3,600.0]" calcext:value-type="string">
            <text:p>Dex: <text:s/>450 <text:s/>[3,60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82184213485768" calcext:value-type="percentage">
            <text:p>98.2%</text:p>
          </table:table-cell>
          <table:table-cell table:style-name="ce14" table:formula="of:=([.R11]+[.R12])/2" office:value-type="float" office:value="56.177" calcext:value-type="float">
            <text:p>56.2</text:p>
          </table:table-cell>
          <table:table-cell table:style-name="ce14" table:formula="of:=([.S11]+[.S12])/2" office:value-type="float" office:value="1974326.992" calcext:value-type="float">
            <text:p>1974327.0</text:p>
          </table:table-cell>
          <table:table-cell table:style-name="ce6" table:number-columns-repeated="2"/>
          <table:table-cell table:number-columns-repeated="15"/>
          <table:table-cell table:style-name="ce9" table:formula="of:=[.AK47]+[.AL47]*[.E47]" office:value-type="percentage" office:value="0.117" calcext:value-type="percentage">
            <text:p>11.70%</text:p>
          </table:table-cell>
          <table:table-cell table:number-columns-repeated="9"/>
          <table:table-cell table:style-name="ce9" table:formula="of:=([.AT24]+[.AU24]*[.$E24])" office:value-type="percentage" office:value="0.41" calcext:value-type="percentage">
            <text:p>41.00%</text:p>
          </table:table-cell>
          <table:table-cell/>
          <table:table-cell table:style-name="ce9" table:formula="of:=[.AW47]+[.AX47]*[.E47]" office:value-type="percentage" office:value="0.097" calcext:value-type="percentage">
            <text:p>9.7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210]; [.F210];[.K210];[.G210]; [.H210]; [.I210])" office:value-type="string" office:string-value="Int: 1650 [24,832.5]" calcext:value-type="string">
            <text:p>Int: 1650 [24,832.5]</text:p>
          </table:table-cell>
          <table:table-cell table:number-columns-repeated="3"/>
          <table:table-cell table:style-name="ce9"/>
          <table:table-cell table:number-columns-repeated="11"/>
          <table:table-cell table:style-name="ce19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11];[.E7])" office:value-type="string" office:string-value="Wis: 1750" calcext:value-type="string">
            <text:p>Wis: 1750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 table:number-columns-repeated="4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1:.O162])" office:value-type="percentage" office:value="46.935" calcext:value-type="percentage">
            <text:p>4693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1:.R162])" office:value-type="percentage" office:value="15.73" calcext:value-type="percentage">
            <text:p>157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1:.U162])" office:value-type="percentage" office:value="19.5" calcext:value-type="percentage">
            <text:p>19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1:.X162])" office:value-type="percentage" office:value="14.05" calcext:value-type="percentage">
            <text:p>1405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1:.AA162])" office:value-type="percentage" office:value="7" calcext:value-type="percentage">
            <text:p>700.00%</text:p>
          </table:table-cell>
          <table:table-cell table:style-name="ce10" table:number-columns-repeated="2"/>
          <table:table-cell table:style-name="ce10" table:formula="of:=SUM([.AD21:.AD162])" office:value-type="percentage" office:value="14.05" calcext:value-type="percentage">
            <text:p>140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1:.AG162])" office:value-type="percentage" office:value="20.11" calcext:value-type="percentage">
            <text:p>2011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1:.AJ162])" office:value-type="percentage" office:value="4.537" calcext:value-type="percentage">
            <text:p>453.7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1:.AM162])" office:value-type="percentage" office:value="1.287" calcext:value-type="percentage">
            <text:p>128.7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1:.AP162])" office:value-type="percentage" office:value="6.06" calcext:value-type="percentage">
            <text:p>606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1:.AS162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1:.AV162])" office:value-type="percentage" office:value="5.33" calcext:value-type="percentage">
            <text:p>53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1:.AY162])" office:value-type="percentage" office:value="1.067" calcext:value-type="percentage">
            <text:p>106.7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13])" office:value-type="string" office:string-value="Resilience: 4,693.5%" calcext:value-type="string">
            <text:p>Resilience: 4,693.5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14])" office:value-type="string" office:string-value="Speed+:     2,011.0%" calcext:value-type="string">
            <text:p>Speed+: <text:s text:c="4"/>2,011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05" calcext:value-type="float">
            <text:p>505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15])" office:value-type="string" office:string-value="Damage+:    1,950.0%" calcext:value-type="string">
            <text:p>Damage+: <text:s text:c="3"/>1,950.0%</text:p>
          </table:table-cell>
          <table:table-cell table:style-name="ce2" office:value-type="string" calcext:value-type="string">
            <text:p>Archon Strike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9]+([.C1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9]=1;[.$E$9];0%)+IF([.H19]=1;[.$E$11];0%)+IF([.G19]=1;[.$E$10];0%)" office:value-type="percentage" office:value="4" calcext:value-type="percentage">
            <text:p>4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[.D20]+([.C20]-1)*20"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20]=1;[.$E$9];0%)+IF([.H20]=1;[.$E$11];0%)+IF([.G20]=1;[.$E$10];0%)" office:value-type="percentage" office:value="4" calcext:value-type="percentage">
            <text:p>4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17];[.C217])" office:value-type="string" office:string-value="Health:   35,552" calcext:value-type="string">
            <text:p>Health: <text:s text:c="2"/>35,552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3" table:formula="of:=[.D21]+([.C21]-1)*20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1]=1;[.$E$9];0%)+IF([.H21]=1;[.$E$11];0%)+IF([.G21]=1;[.$E$10];0%)" office:value-type="percentage" office:value="10" calcext:value-type="percentage">
            <text:p>1000.00%</text:p>
          </table:table-cell>
          <table:table-cell table:style-name="ce35" table:formula="of:=([.M21]+[.N21]*[.$E21])" office:value-type="percentage" office:value="0.705" calcext:value-type="percentage">
            <text:p>70.50%</text:p>
          </table:table-cell>
          <table:table-cell table:style-name="ce35" table:formula="of:=[.O21]" office:value-type="percentage" office:value="7.05" calcext:value-type="percentage">
            <text:p>70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1]+[.N21]*[.$E21])*[.$J21]" office:value-type="percentage" office:value="7.05" calcext:value-type="percentage">
            <text:p>705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1]+[.W21]*[.$E21])*[.$J21]" office:value-type="percentage" office:value="7.05" calcext:value-type="percentage">
            <text:p>705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1]+[.AC21]*[.$E21])*[.$J21]" office:value-type="percentage" office:value="7.05" calcext:value-type="percentage">
            <text:p>70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1]+[.AF21]*[.$E21])*[.$J21]" office:value-type="percentage" office:value="7.05" calcext:value-type="percentage">
            <text:p>705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18];[.C218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formula="of:=[.D22]+([.C22]-1)*20" office:value-type="float" office:value="41" calcext:value-type="float">
            <text:p>41</text:p>
          </table:table-cell>
          <table:table-cell table:number-columns-repeated="4"/>
          <table:table-cell table:style-name="ce9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19];[.C219])" office:value-type="string" office:string-value="Mana:    105,000" calcext:value-type="string">
            <text:p>Mana: <text:s text:c="3"/>105,000</text:p>
          </table:table-cell>
          <table:table-cell table:style-name="ce4" office:value-type="string" calcext:value-type="string">
            <text:p>Arcane Dominion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3]+([.C23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3]=1;[.$E$9];0%)+IF([.H23]=1;[.$E$11];0%)+IF([.G23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13" table:formula="of:=[.D24]+([.C24]-1)*20" office:value-type="float" office:value="42" calcext:value-type="float">
            <text:p>4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4]=1;[.$E$9];0%)+IF([.H24]=1;[.$E$11];0%)+IF([.G24]=1;[.$E$10];0%)" office:value-type="percentage" office:value="13" calcext:value-type="percentage">
            <text:p>1300.00%</text:p>
          </table:table-cell>
          <table:table-cell table:style-name="ce37" table:formula="of:=([.P24]+[.Q24]*[.$E24])" office:value-type="percentage" office:value="1.21" calcext:value-type="percentage">
            <text:p>121.00%</text:p>
          </table:table-cell>
          <table:table-cell table:style-name="ce37" table:formula="of:=[.R24]" office:value-type="percentage" office:value="15.73" calcext:value-type="percentage">
            <text:p>1573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4]+[.Q24]*[.$E24])*[.$J24]" office:value-type="percentage" office:value="15.73" calcext:value-type="percentage">
            <text:p>1573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4]+[.AI24]*[.$E24])*[.$J24]" office:value-type="percentage" office:value="3.25" calcext:value-type="percentage">
            <text:p>325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4]+[.AU24]*[.$E24])*[.$J24]" office:value-type="percentage" office:value="5.33" calcext:value-type="percentage">
            <text:p>533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5]+([.C25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5]=1;[.$E$9];0%)+IF([.H25]=1;[.$E$11];0%)+IF([.G25]=1;[.$E$10];0%)" office:value-type="percentage" office:value="10" calcext:value-type="percentage">
            <text:p>1000.00%</text:p>
          </table:table-cell>
          <table:table-cell table:style-name="ce38" table:formula="of:=([.S25]+[.T25]*[.$E25])" office:value-type="percentage" office:value="1.1" calcext:value-type="percentage">
            <text:p>110.00%</text:p>
          </table:table-cell>
          <table:table-cell table:style-name="ce38" table:formula="of:=[.U25]" office:value-type="percentage" office:value="11" calcext:value-type="percentage">
            <text:p>110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5]+[.T25]*[.$E25])*[.$J25]" office:value-type="percentage" office:value="11" calcext:value-type="percentage">
            <text:p>1100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22:.K222])" office:value-type="string" office:string-value="hp/sec:   0.31% [109.0] [326.0 seconds]" calcext:value-type="string">
            <text:p>hp/sec: <text:s text:c="2"/>0.31% [109.0] [326.0 seconds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6]+([.C26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6]=1;[.$E$9];0%)+IF([.H26]=1;[.$E$11];0%)+IF([.G26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23:.K223])" office:value-type="string" office:string-value="w/Mantle: 0.40% [141.6] [251.0 seconds]" calcext:value-type="string">
            <text:p>w/Mantle: 0.40% [141.6] [251.0 seconds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7]+([.C27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24:.K224])" office:value-type="string" office:string-value="mp/sec:   0.33% [341.3] [307.7 seconds]" calcext:value-type="string">
            <text:p>mp/sec: <text:s text:c="2"/>0.33% [341.3] [307.7 seconds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3" table:formula="of:=[.D28]+([.C28]-1)*20" office:value-type="float" office:value="41" calcext:value-type="float">
            <text:p>4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8]=1;[.$E$9];0%)+IF([.H28]=1;[.$E$11];0%)+IF([.G28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 table:formula="of:=COM.MICROSOFT.CONCAT([.D225:.K225])" office:value-type="string" office:string-value="w/Med:    0.40% [422.1] [248.8 seconds]" calcext:value-type="string">
            <text:p>w/Med: <text:s text:c="3"/>0.40% [422.1] [248.8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0" calcext:value-type="float">
            <text:p>500</text:p>
          </table:table-cell>
          <table:table-cell table:style-name="ce6"/>
          <table:table-cell table:number-columns-repeated="46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Mitigation:       &quot;; [.D227];[.E227];[.F227];[.G227]; [.H227]; [.I227])" office:value-type="string" office:string-value="Mitigation:       98.218%     [hp x  56.18]" calcext:value-type="string">
            <text:p>Mitigation: <text:s text:c="6"/>98.218% <text:s text:c="4"/>[hp x <text:s/>56.18]</text:p>
          </table:table-cell>
          <table:table-cell table:style-name="ce2" office:value-type="string" calcext:value-type="string">
            <text:p>Mantle of the Tita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1]+([.C31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1]=1;[.$E$9];0%)+IF([.H31]=1;[.$E$11];0%)+IF([.G31]=1;[.$E$10];0%)" office:value-type="percentage" office:value="12" calcext:value-type="percentage">
            <text:p>1200.00%</text:p>
          </table:table-cell>
          <table:table-cell table:style-name="ce34" table:formula="of:=([.M31]+[.N31]*[.$E31])" office:value-type="percentage" office:value="1.6" calcext:value-type="percentage">
            <text:p>160.00%</text:p>
          </table:table-cell>
          <table:table-cell table:style-name="ce34" table:formula="of:=[.O31]" office:value-type="percentage" office:value="19.2" calcext:value-type="percentage">
            <text:p>1920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1]+[.N31]*[.$E31])*[.$J31]" office:value-type="percentage" office:value="19.2" calcext:value-type="percentage">
            <text:p>1920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 table:formula="of:=COM.MICROSOFT.CONCAT(&quot;Effective Health: &quot;; [.D228]; [.E228]; [.F228]; [.G228]; [.H228]; [.I228])" office:value-type="string" office:string-value="Effective Health: 1,974,327.0 [hp x 116.12]" calcext:value-type="string">
            <text:p>Effective Health: 1,974,327.0 [hp x 116.12]</text:p>
          </table:table-cell>
          <table:table-cell office:value-type="string" calcext:value-type="string">
            <text:p>Titan Core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2]+([.C32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9" table:formula="of:=([.M32]+[.N32]*[.$E32])" office:value-type="percentage" office:value="0.7" calcext:value-type="percentage">
            <text:p>70.00%</text:p>
          </table:table-cell>
          <table:table-cell table:style-name="ce9" table:formula="of:=[.O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2]+[.N32]*[.$E32])*[.$J32]" office:value-type="percentage" office:value="7" calcext:value-type="percentage">
            <text:p>70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2]+[.W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2]+[.Z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2]+[.AC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2]+[.AF32]*[.$E32])*[.$J32]" office:value-type="percentage" office:value="7" calcext:value-type="percentage">
            <text:p>700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3]+([.C33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3]=1;[.$E$9];0%)+IF([.H33]=1;[.$E$11];0%)+IF([.G33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COM.MICROSOFT.CONCAT(&quot;First: &quot;; [.B18])" office:value-type="string" office:string-value="First: The Arcane Eternal" calcext:value-type="string">
            <text:p>First: The Arcane Eternal</text:p>
          </table:table-cell>
          <table:table-cell office:value-type="string" calcext:value-type="string">
            <text:p>Embered Heart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4]+([.C34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4]=1;[.$E$9];0%)+IF([.H34]=1;[.$E$11];0%)+IF([.G34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31]; &quot;-&quot;; [.I231]; [.J231]; [.B19]; [.K231]; [.D231]; [.L231]; [.M231]; [.N231]; [.O231];[.P231];[.Q231];[.R231] )" office:value-type="string" office:string-value="3-30 Archon Strike                   x4 " calcext:value-type="string">
            <text:p>3-30 Archon Strike <text:s text:c="18"/>x4 </text:p>
          </table:table-cell>
          <table:table-cell table:style-name="ce4" office:value-type="string" calcext:value-type="string">
            <text:p>Tempered Seal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5]+([.C35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5]=1;[.$E$9];0%)+IF([.H35]=1;[.$E$11];0%)+IF([.G35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2]; &quot;-&quot;; [.I232]; [.J232]; [.B20]; [.K232]; [.D232]; [.L232]; [.M232]; [.N232]; [.O232];[.P232];[.Q232];[.R232] )" office:value-type="string" office:string-value="3-2  Sentinel Reconstruction [E]     x4 " calcext:value-type="string">
            <text:p>3-2 <text:s/>Sentinel Reconstruction [E] <text:s text:c="4"/>x4 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3" table:formula="of:=[.D36]+([.C36]-1)*20" office:value-type="float" office:value="41" calcext:value-type="float">
            <text:p>4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6]=1;[.$E$9];0%)+IF([.H36]=1;[.$E$11];0%)+IF([.G36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3]; &quot;-&quot;; [.I233]; [.J233]; [.B21]; [.K233]; [.D233]; [.L233]; [.M233]; [.N233]; [.O233];[.P233];[.Q233];[.R233] )" office:value-type="string" office:string-value="3-1  Azarinth Awakening [E]         x10 [70.5% =&gt; 705.0% Resilience, Speed, Intelligence and Strength]" calcext:value-type="string">
            <text:p>3-1 <text:s/>Azarinth Awakening [E] <text:s text:c="8"/>x10 [70.5% =&gt; 705.0% Resilience, Speed, Intelligence and Strength]</text:p>
          </table:table-cell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15" table:formula="of:=[.D37]+([.C37]-1)*20" office:value-type="float" office:value="42" calcext:value-type="float">
            <text:p>4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4]; &quot;-&quot;; [.I234]; [.J234]; [.B22]; [.K234]; [.D234]; [.L234]; [.M234]; [.N234]; [.O234];[.P234];[.Q234];[.R234] )" office:value-type="string" office:string-value="3-1  Transfer [E]                    x1 " calcext:value-type="string">
            <text:p>3-1 <text:s/>Transfer [E] <text:s text:c="19"/>x1 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8]+([.C38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8]=1;[.$E$9];0%)+IF([.H38]=1;[.$E$11];0%)+IF([.G38]=1;[.$E$10];0%)" office:value-type="percentage" office:value="12" calcext:value-type="percentage">
            <text:p>1200.00%</text:p>
          </table:table-cell>
          <table:table-cell table:style-name="ce37" table:formula="of:=([.AQ38]+[.AR38]*[.$E38])" office:value-type="percentage" office:value="0.65" calcext:value-type="percentage">
            <text:p>65.00%</text:p>
          </table:table-cell>
          <table:table-cell table:style-name="ce37" table:formula="of:=[.AS38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8]+[.AR38]*[.$E38])*[.$J38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35]; &quot;-&quot;; [.I235]; [.J235]; [.B23]; [.K235]; [.D235]; [.L235]; [.M235]; [.N235]; [.O235];[.P235];[.Q235];[.R235] )" office:value-type="string" office:string-value="3-30 Arcane Dominion                 x1 " calcext:value-type="string">
            <text:p>3-30 Arcane Dominion <text:s text:c="16"/>x1 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16" table:formula="of:=[.D39]+([.C39]-1)*20" office:value-type="float" office:value="41" calcext:value-type="float">
            <text:p>41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9]=1;[.$E$9];0%)+IF([.H39]=1;[.$E$11];0%)+IF([.G39]=1;[.$E$10];0%)" office:value-type="percentage" office:value="12" calcext:value-type="percentage">
            <text:p>1200.00%</text:p>
          </table:table-cell>
          <table:table-cell table:style-name="ce39" table:formula="of:=([.AE39]+[.AF39]*[.$E39])" office:value-type="percentage" office:value="0.505" calcext:value-type="percentage">
            <text:p>50.50%</text:p>
          </table:table-cell>
          <table:table-cell table:style-name="ce39" table:formula="of:=[.AG39]" office:value-type="percentage" office:value="6.06" calcext:value-type="percentage">
            <text:p>606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9]+[.AF39]*[.$E39])*[.$J39]" office:value-type="percentage" office:value="6.06" calcext:value-type="percentage">
            <text:p>606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9]+[.AO39]*[.$E39])*[.$J39]" office:value-type="percentage" office:value="6.06" calcext:value-type="percentage">
            <text:p>606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6]; &quot;-&quot;; [.I236]; [.J236]; [.B24]; [.K236]; [.D236]; [.L236]; [.M236]; [.N236]; [.O236];[.P236];[.Q236];[.R236] )" office:value-type="string" office:string-value="3-2  Sentinel Core [E]              x13 [41.0% =&gt; 533.0% Durability, 121.0% =&gt; 1,573.0% Health Regen, 25.0% =&gt; 325.0% Magic Resistance]" calcext:value-type="string">
            <text:p>3-2 <text:s/>Sentinel Core [E] <text:s text:c="13"/>x13 [41.0% =&gt; 533.0% Durability, 121.0% =&gt; 1,573.0% Health Regen, 25.0% =&gt; 325.0% Magic Resistance]</text:p>
          </table:table-cell>
          <table:table-cell table:style-name="ce13" office:value-type="string" calcext:value-type="string">
            <text:p>Embered Form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0]+([.C40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0]=1;[.$E$9];0%)+IF([.H40]=1;[.$E$11];0%)+IF([.G40]=1;[.$E$10];0%)" office:value-type="percentage" office:value="10" calcext:value-type="percentage">
            <text:p>1000.00%</text:p>
          </table:table-cell>
          <table:table-cell table:style-name="ce37" table:formula="of:=([.S40]+[.T40]*[.$E40])" office:value-type="percentage" office:value="0.85" calcext:value-type="percentage">
            <text:p>85.00%</text:p>
          </table:table-cell>
          <table:table-cell table:style-name="ce37" table:formula="of:=[.U40]" office:value-type="percentage" office:value="8.5" calcext:value-type="percentage">
            <text:p>85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40]+[.T40]*[.$E40])*[.$J40]" office:value-type="percentage" office:value="8.5" calcext:value-type="percentage">
            <text:p>85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37]; &quot;-&quot;; [.I237]; [.J237]; [.B25]; [.K237]; [.D237]; [.L237]; [.M237]; [.N237]; [.O237];[.P237];[.Q237];[.R237] )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38]; &quot;-&quot;; [.I238]; [.J238]; [.B26]; [.K238]; [.D238]; [.L238]; [.M238]; [.N238]; [.O238];[.P238];[.Q238];[.R238] )" office:value-type="string" office:string-value="3-30 Eternal Huntress               x10 " calcext:value-type="string">
            <text:p>3-30 Eternal Huntress <text:s text:c="14"/>x10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table:formula="of:=[.B3]" office:value-type="float" office:value="465" calcext:value-type="float">
            <text:p>465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39]; &quot;-&quot;; [.I239]; [.J239]; [.B27]; [.K239]; [.D239]; [.L239]; [.M239]; [.N239]; [.O239];[.P239];[.Q239];[.R239] )" office:value-type="string" office:string-value="3-30 Eternal Sight                  x10 " calcext:value-type="string">
            <text:p>3-30 Eternal Sight <text:s text:c="17"/>x10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3" calcext:value-type="float">
            <text:p>23</text:p>
          </table:table-cell>
          <table:table-cell table:style-name="ce2" table:formula="of:=[.D43]+([.C43]-1)*20" office:value-type="float" office:value="63" calcext:value-type="float">
            <text:p>63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3]=1;[.$E$9];0%)+IF([.H43]=1;[.$E$11];0%)+IF([.G43]=1;[.$E$10];0%)+IF([.I43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 table:formula="of:=COM.MICROSOFT.CONCAT([.H240]; &quot;-&quot;; [.I240]; [.J240]; [.B28]; [.K240]; [.D240]; [.L240]; [.M240]; [.N240]; [.O240];[.P240];[.Q240];[.R240] )" office:value-type="string" office:string-value="3-1  Arcane Circulation [E]         x10 [112.5% to Deconstruction/Reconstruction]" calcext:value-type="string">
            <text:p>3-1 <text:s/>Arcane Circulation [E] <text:s text:c="8"/>x10 [112.5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7" calcext:value-type="float">
            <text:p>27</text:p>
          </table:table-cell>
          <table:table-cell table:formula="of:=[.D44]+([.C44]-1)*20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4]=1;[.$E$9];0%)+IF([.H44]=1;[.$E$11];0%)+IF([.G44]=1;[.$E$10];0%)+IF([.I44];[.$E$12];0%)" office:value-type="percentage" office:value="10" calcext:value-type="percentage">
            <text:p>1000.00%</text:p>
          </table:table-cell>
          <table:table-cell table:style-name="ce9" table:formula="of:=([.M44]+[.N44]*[.$E44])" office:value-type="percentage" office:value="0.585" calcext:value-type="percentage">
            <text:p>58.50%</text:p>
          </table:table-cell>
          <table:table-cell table:style-name="ce9" table:formula="of:=[.O44]" office:value-type="percentage" office:value="5.85" calcext:value-type="percentage">
            <text:p>585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4]+[.N44]*[.$E44])*[.$J44]" office:value-type="percentage" office:value="5.85" calcext:value-type="percentage">
            <text:p>585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4" calcext:value-type="float">
            <text:p>24</text:p>
          </table:table-cell>
          <table:table-cell table:style-name="ce3" table:formula="of:=[.D45]+([.C45]-1)*20" office:value-type="float" office:value="64" calcext:value-type="float">
            <text:p>64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COM.MICROSOFT.CONCAT(&quot;Second: &quot;; [.B30])" office:value-type="string" office:string-value="Second: The Ashen Titan" calcext:value-type="string">
            <text:p>Second: The Ashen Titan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13" table:formula="of:=[.D46]+([.C46]-1)*20" office:value-type="float" office:value="61" calcext:value-type="float">
            <text:p>61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6]=1;[.$E$9];0%)+IF([.H46]=1;[.$E$11];0%)+IF([.G46]=1;[.$E$10];0%)+IF([.I46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43]; &quot;-&quot;; [.I243]; [.J243]; [.B31]; [.K243]; [.D243]; [.L243]; [.M243]; [.N243]; [.O243];[.P243];[.Q243];[.R243] )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7" calcext:value-type="float">
            <text:p>27</text:p>
          </table:table-cell>
          <table:table-cell table:style-name="ce15" table:formula="of:=[.D47]+([.C47]-1)*20" office:value-type="float" office:value="67" calcext:value-type="float">
            <text:p>6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7]=1;[.$E$9];0%)+IF([.H47]=1;[.$E$11];0%)+IF([.G47]=1;[.$E$10];0%)+IF([.I47];[.$E$12];0%)" office:value-type="percentage" office:value="11" calcext:value-type="percentage">
            <text:p>1100.00%</text:p>
          </table:table-cell>
          <table:table-cell table:style-name="ce38" table:formula="of:=([.M47]+[.N47]*[.$E47])" office:value-type="percentage" office:value="0.485" calcext:value-type="percentage">
            <text:p>48.50%</text:p>
          </table:table-cell>
          <table:table-cell table:style-name="ce38" table:formula="of:=[.O47]" office:value-type="percentage" office:value="5.335" calcext:value-type="percentage">
            <text:p>533.5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7]+[.N47]*[.$E47])*[.$J47]" office:value-type="percentage" office:value="5.335" calcext:value-type="percentage">
            <text:p>533.5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7]+[.AI47]*[.$E47])*[.$J47]" office:value-type="percentage" office:value="1.287" calcext:value-type="percentage">
            <text:p>128.7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7]+[.AL47]*[.$E47])*[.$J47]" office:value-type="percentage" office:value="1.287" calcext:value-type="percentage">
            <text:p>128.7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7]+[.AX47]*[.$E47])*[.$J47]" office:value-type="percentage" office:value="1.067" calcext:value-type="percentage">
            <text:p>106.7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4]; &quot;-&quot;; [.I244]; [.J244]; [.B32]; [.K244]; [.D244]; [.L244]; [.M244]; [.N244]; [.O244];[.P244];[.Q244];[.R244] )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13" table:formula="of:=[.D48]+([.C48]-1)*20" office:value-type="float" office:value="45" calcext:value-type="float">
            <text:p>45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8]=1;[.$E$9];0%)+IF([.H48]=1;[.$E$11];0%)+IF([.G48]=1;[.$E$10];0%)+IF([.I48];[.$E$12];0%)" office:value-type="percentage" office:value="10" calcext:value-type="percentage">
            <text:p>10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45]; &quot;-&quot;; [.I245]; [.J245]; [.B33]; [.K245]; [.D245]; [.L245]; [.M245]; [.N245]; [.O245];[.P245];[.Q245];[.R245] )" office:value-type="string" office:string-value="3-30 Origin of Ash and Embers        x3 " calcext:value-type="string">
            <text:p>3-30 Origin of Ash and Embers <text:s text:c="7"/>x3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4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46]; &quot;-&quot;; [.I246]; [.J246]; [.B34]; [.K246]; [.D246]; [.L246]; [.M246]; [.N246]; [.O246];[.P246];[.Q246];[.R246] )" office:value-type="string" office:string-value="3-30 Embered Heart                  x12 " calcext:value-type="string">
            <text:p>3-30 Embered Heart <text:s text:c="17"/>x1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7]; &quot;-&quot;; [.I247]; [.J247]; [.B35]; [.K247]; [.D247]; [.L247]; [.M247]; [.N247]; [.O247];[.P247];[.Q247];[.R247] )" office:value-type="string" office:string-value="3-30 Tempered Seal                   x3 " calcext:value-type="string">
            <text:p>3-30 Tempered Seal <text:s text:c="18"/>x3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8]; &quot;-&quot;; [.I248]; [.J248]; [.B36]; [.K248]; [.D248]; [.L248]; [.M248]; [.N248]; [.O248];[.P248];[.Q248];[.R248] )" office:value-type="string" office:string-value="3-1  Authority of Ash and Ember [E]  x3 " calcext:value-type="string">
            <text:p>3-1 <text:s/>Authority of Ash and Ember [E] <text:s/>x3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9]; &quot;-&quot;; [.I249]; [.J249]; [.B37]; [.K249]; [.D249]; [.L249]; [.M249]; [.N249]; [.O249];[.P249];[.Q249];[.R249] )" office:value-type="string" office:string-value="3-2  Ashen Wings [E]                x12 " calcext:value-type="string">
            <text:p>3-2 <text:s/>Ashen Wings [E] <text:s text:c="15"/>x1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0]; &quot;-&quot;; [.I250]; [.J250]; [.B38]; [.K250]; [.D250]; [.L250]; [.M250]; [.N250]; [.O250];[.P250];[.Q250];[.R250] )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  <table:table-cell table:number-columns-repeated="50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51]; &quot;-&quot;; [.I251]; [.J251]; [.B39]; [.K251]; [.D251]; [.L251]; [.M251]; [.N251]; [.O251];[.P251];[.Q251];[.R251] )" office:value-type="string" office:string-value="3-1  Avatar of Ash [E]              x12 [50.5% =&gt; 606.0% Reflexes and Speed]" calcext:value-type="string">
            <text:p>3-1 <text:s/>Avatar of Ash [E] <text:s text:c="13"/>x12 [50.5% =&gt; 606.0% Reflexes and Speed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52]; &quot;-&quot;; [.I252]; [.J252]; [.B40]; [.K252]; [.D252]; [.L252]; [.M252]; [.N252]; [.O252];[.P252];[.Q252];[.R252] )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&quot;Third: &quot;; [.B42])" office:value-type="string" office:string-value="Third: The Faen Valkyrie" calcext:value-type="string">
            <text:p>Third: The Faen Valkyrie</text:p>
          </table:table-cell>
          <table:table-cell table:number-columns-repeated="9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5]; &quot;-&quot;; [.I255]; [.J255]; [.B43]; [.K255]; [.D255]; [.L255]; [.M255]; [.N255]; [.O255];[.P255];[.Q255];[.R255] )" office:value-type="string" office:string-value="3-23 Phaseshift                      x2 " calcext:value-type="string">
            <text:p>3-23 Phaseshift <text:s text:c="21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6]; &quot;-&quot;; [.I256]; [.J256]; [.B44]; [.K256]; [.D256]; [.L256]; [.M256]; [.N256]; [.O256];[.P256];[.Q256];[.R256] )" office:value-type="string" office:string-value="3-27 Flare of Creation              x10 [58.5% =&gt; 585.0% Resilience]" calcext:value-type="string">
            <text:p>3-27 Flare of Creation <text:s text:c="13"/>x10 [58.5% =&gt; 585.0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7]; &quot;-&quot;; [.I257]; [.J257]; [.B45]; [.K257]; [.D257]; [.L257]; [.M257]; [.N257]; [.O257];[.P257];[.Q257];[.R257] )" office:value-type="string" office:string-value="3-24 Displacement                    x2 " calcext:value-type="string">
            <text:p>3-24 Displacement <text:s text:c="19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8]; &quot;-&quot;; [.I258]; [.J258]; [.B46]; [.K258]; [.D258]; [.L258]; [.M258]; [.N258]; [.O258];[.P258];[.Q258];[.R258] )" office:value-type="string" office:string-value="3-21 Space Shift                     x2 " calcext:value-type="string">
            <text:p>3-21 Space Shift <text:s text:c="20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59]; &quot;-&quot;; [.I259]; [.J259]; [.B47]; [.K259]; [.D259]; [.L259]; [.M259]; [.N259]; [.O259];[.P259];[.Q259];[.R259]; [.T259];[.U259]; [.V259]; [.W259] )" office:value-type="string" office:string-value="3-27 Body of the Valkyrie           x11 [48.5% =&gt; 533.5% Resilience, 11.7% =&gt; 128.7% Physical Resistance, 5.0% =&gt; 128.7% Magic Resistance, 9.7% =&gt; 106.7% Health, 1.85% =&gt; 20.35%/minute]" calcext:value-type="string">
            <text:p>3-27 Body of the Valkyrie <text:s text:c="10"/>x11 [48.5% =&gt; 533.5% Resilience, 11.7% =&gt; 128.7% Physical Resistance, 5.0% =&gt; 128.7% Magic Resistance, 9.7% =&gt; 106.7% Health, 1.85% =&gt; 20.35%/minute]</text:p>
          </table:table-cell>
          <table:table-cell table:number-columns-repeated="10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60]; &quot;-&quot;; [.I260]; [.J260]; [.B48]; [.K260]; [.D260]; [.L260]; [.M260]; [.N260]; [.O260];[.P260];[.Q260];[.R260] )" office:value-type="string" office:string-value="3-5  Space Awareness                x10 " calcext:value-type="string">
            <text:p>3-5 <text:s/>Space Awareness <text:s text:c="15"/>x10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7:.E150])" office:value-type="float" office:value="2127" calcext:value-type="float">
            <text:p>2127</text:p>
          </table:table-cell>
          <table:table-cell table:formula="of:=FLOOR([.F66]/100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COUNTIF([.C67:.C150]; &quot;=3&quot;)" office:value-type="float" office:value="21" calcext:value-type="float">
            <text:p>21</text:p>
          </table:table-cell>
          <table:table-cell table:formula="of:=[.G66]+[.H66]-[.I66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1-2  Ashen Limbs" calcext:value-type="string">
            <text:p>1-2 <text:s/>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formula="of:=[.D67]+([.C67]-1)*20" office:value-type="float" office:value="2" calcext:value-type="float">
            <text:p>2</text:p>
          </table:table-cell>
          <table:table-cell table:formula="of:=IF([.D6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2"/>
        </table:table-row>
        <table:table-row table:style-name="ro1">
          <table:table-cell table:formula="of:=COM.MICROSOFT.CONCAT([.C68];&quot;-&quot;;[.D68];[.F68];[.B68])" office:value-type="string" office:string-value="1-1  Bulwark of Ash" calcext:value-type="string">
            <text:p>1-1 <text:s/>Bulwark of Ash</text:p>
          </table:table-cell>
          <table:table-cell table:style-name="ce21" office:value-type="string" calcext:value-type="string">
            <text:p>Bulwark of Ash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formula="of:=[.D68]+([.C68]-1)*20" office:value-type="float" office:value="1" calcext:value-type="float">
            <text:p>1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2"/>
        </table:table-row>
        <table:table-row table:style-name="ro1">
          <table:table-cell table:formula="of:=COM.MICROSOFT.CONCAT([.C69];&quot;-&quot;;[.D69];[.F69];[.B69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9]+([.C69]-1)*20" office:value-type="float" office:value="3" calcext:value-type="float">
            <text:p>3</text:p>
          </table:table-cell>
          <table:table-cell table:formula="of:=IF([.D6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3-12 Deviant of Humanity" calcext:value-type="string">
            <text:p>3-12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D70]+([.C70]-1)*20" office:value-type="float" office:value="52" calcext:value-type="float">
            <text:p>52</text:p>
          </table:table-cell>
          <table:table-cell table:formula="of:=IF([.D7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1  Drill " calcext:value-type="string">
            <text:p>1-1 <text:s/>Drill </text:p>
          </table:table-cell>
          <table:table-cell office:value-type="string" calcext:value-type="string">
            <text:p>Drill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71]+([.C71]-1)*20" office:value-type="float" office:value="1" calcext:value-type="float">
            <text:p>1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72]+([.C72]-1)*20" office:value-type="float" office:value="6" calcext:value-type="float">
            <text:p>6</text:p>
          </table:table-cell>
          <table:table-cell table:formula="of:=IF([.D7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3];&quot;-&quot;;[.D73];[.F73];[.B73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73]+([.C73]-1)*20" office:value-type="float" office:value="15" calcext:value-type="float">
            <text:p>15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4];&quot;-&quot;;[.D74];[.F74];[.B74])" office:value-type="string" office:string-value="1-6  Gourmet" calcext:value-type="string">
            <text:p>1-6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74]+([.C74]-1)*20" office:value-type="float" office:value="6" calcext:value-type="float">
            <text:p>6</text:p>
          </table:table-cell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5];&quot;-&quot;;[.D75];[.F75];[.B75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75]+([.C75]-1)*20" office:value-type="float" office:value="16" calcext:value-type="float">
            <text:p>16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6];&quot;-&quot;;[.D76];[.F76];[.B76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6]+([.C76]-1)*20" office:value-type="float" office:value="11" calcext:value-type="float">
            <text:p>11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7];&quot;-&quot;;[.D77];[.F77];[.B77])" office:value-type="string" office:string-value="2-1  Identify" calcext:value-type="string">
            <text:p>2-1 <text:s/>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77]+([.C77]-1)*20" office:value-type="float" office:value="21" calcext:value-type="float">
            <text:p>2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/>
          <table:table-cell table:style-name="ce13" table:number-columns-repeated="4"/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79];&quot;-&quot;;[.D79];[.F79];[.B79])" office:value-type="string" office:string-value="3-14 Meditation" calcext:value-type="string">
            <text:p>3-14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79]+([.C79]-1)*20" office:value-type="float" office:value="54" calcext:value-type="float">
            <text:p>54</text:p>
          </table:table-cell>
          <table:table-cell table:formula="of:=IF([.D79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80]+([.C80]-1)*20" office:value-type="float" office:value="54" calcext:value-type="float">
            <text:p>54</text:p>
          </table:table-cell>
          <table:table-cell table:formula="of:=IF([.D80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1-1  Monstrous" calcext:value-type="string">
            <text:p>1-1 <text:s/>Monstrous</text:p>
          </table:table-cell>
          <table:table-cell office:value-type="string" calcext:value-type="string">
            <text:p>Monstrou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81]+([.C81]-1)*20" office:value-type="float" office:value="1" calcext:value-type="float">
            <text:p>1</text:p>
          </table:table-cell>
          <table:table-cell table:formula="of:=IF([.D81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2];&quot;-&quot;;[.D82];[.F82];[.B82])" office:value-type="string" office:string-value="2-7  Oxygen Repository" calcext:value-type="string">
            <text:p>2-7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82]+([.C82]-1)*20" office:value-type="float" office:value="27" calcext:value-type="float">
            <text:p>27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3];&quot;-&quot;;[.D83];[.F83];[.B83])" office:value-type="string" office:string-value="2-7  Sage of Torment" calcext:value-type="string">
            <text:p>2-7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83]+([.C83]-1)*20" office:value-type="float" office:value="27" calcext:value-type="float">
            <text:p>27</text:p>
          </table:table-cell>
          <table:table-cell table:formula="of:=IF([.D83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4];&quot;-&quot;;[.D84];[.F84];[.B84])" office:value-type="string" office:string-value="1-9  Soul Perception" calcext:value-type="string">
            <text:p>1-9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4]+([.C84]-1)*20" office:value-type="float" office:value="9" calcext:value-type="float">
            <text:p>9</text:p>
          </table:table-cell>
          <table:table-cell table:formula="of:=IF([.D8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5];&quot;-&quot;;[.D85];[.F85];[.B85])" office:value-type="string" office:string-value="1-2  Spear of Ash" calcext:value-type="string">
            <text:p>1-2 <text:s/>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85]+([.C85]-1)*20" office:value-type="float" office:value="2" calcext:value-type="float">
            <text:p>2</text:p>
          </table:table-cell>
          <table:table-cell table:formula="of:=IF([.D8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6];&quot;-&quot;;[.D86];[.F86];[.B86])" office:value-type="string" office:string-value="1-6  Teaching" calcext:value-type="string">
            <text:p>1-6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86]+([.C86]-1)*20" office:value-type="float" office:value="6" calcext:value-type="float">
            <text:p>6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87];&quot;-&quot;;[.D87];[.F87];[.B87])" office:value-type="string" office:string-value="3-22 Veteran" calcext:value-type="string">
            <text:p>3-22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table:style-name="ce13" table:formula="of:=[.D87]+([.C87]-1)*20" office:value-type="float" office:value="62" calcext:value-type="float">
            <text:p>62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8]+([.C88]-1)*20" office:value-type="float" office:value="9" calcext:value-type="float">
            <text:p>9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90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3-20  [70% - 95%] Arcane Magic Resistance" calcext:value-type="string">
            <text:p>3-20 <text:s/>[70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91]+([.C91]-1)*20" office:value-type="float" office:value="60" calcext:value-type="float">
            <text:p>6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formula="of:=TEXT(VLOOKUP([.E91];[.$BH$2:.$BJ$74];2); &quot;0#%&quot;)" office:value-type="string" office:string-value="70%" calcext:value-type="string">
            <text:p>70%</text:p>
          </table:table-cell>
          <table:table-cell table:formula="of:=TEXT(VLOOKUP([.E91];[.$BH$2:.$BJ$74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2-2   [27% - 44%] Ash Magic Resistance" calcext:value-type="string">
            <text:p>2-2 <text:s text:c="2"/>[27% - 44%] 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92]+([.C92]-1)*20" office:value-type="float" office:value="22" calcext:value-type="float">
            <text:p>22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formula="of:=TEXT(VLOOKUP([.E92];[.$BH$2:.$BJ$74];2); &quot;0#%&quot;)" office:value-type="string" office:string-value="27%" calcext:value-type="string">
            <text:p>27%</text:p>
          </table:table-cell>
          <table:table-cell table:formula="of:=TEXT(VLOOKUP([.E92];[.$BH$2:.$BJ$74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4];2); &quot;0#%&quot;)" office:value-type="string" office:string-value="45%" calcext:value-type="string">
            <text:p>45%</text:p>
          </table:table-cell>
          <table:table-cell table:formula="of:=TEXT(VLOOKUP([.E93];[.$BH$2:.$BJ$74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3-4   [54% - 88%] Blast Resistance" calcext:value-type="string">
            <text:p>3-4 <text:s text:c="2"/>[54% - 88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94]+([.C94]-1)*20" office:value-type="float" office:value="44" calcext:value-type="float">
            <text:p>44</text:p>
          </table:table-cell>
          <table:table-cell table:formula="of:=IF([.D94]&lt;10;&quot;  &quot;; &quot; &quot;)" office:value-type="string" office:string-value="  " calcext:value-type="string">
            <text:p><text:s text:c="2"/></text:p>
          </table:table-cell>
          <table:table-cell table:formula="of:=TEXT(VLOOKUP([.E94];[.$BH$2:.$BJ$74];2); &quot;0#%&quot;)" office:value-type="string" office:string-value="54%" calcext:value-type="string">
            <text:p>54%</text:p>
          </table:table-cell>
          <table:table-cell table:formula="of:=TEXT(VLOOKUP([.E94];[.$BH$2:.$BJ$74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1   [26% - 42%] Blight Resistance" calcext:value-type="string">
            <text:p>2-1 <text:s text:c="2"/>[26% - 42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95]+([.C95]-1)*20" office:value-type="float" office:value="21" calcext:value-type="float">
            <text:p>21</text:p>
          </table:table-cell>
          <table:table-cell table:formula="of:=IF([.D95]&lt;10;&quot;  &quot;; &quot; &quot;)" office:value-type="string" office:string-value="  " calcext:value-type="string">
            <text:p><text:s text:c="2"/></text:p>
          </table:table-cell>
          <table:table-cell table:formula="of:=TEXT(VLOOKUP([.E95];[.$BH$2:.$BJ$74];2); &quot;0#%&quot;)" office:value-type="string" office:string-value="26%" calcext:value-type="string">
            <text:p>26%</text:p>
          </table:table-cell>
          <table:table-cell table:formula="of:=TEXT(VLOOKUP([.E95];[.$BH$2:.$BJ$74];3);  &quot;0#%&quot;)" office:value-type="string" office:string-value="42%" calcext:value-type="string">
            <text:p>4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6];&quot;-&quot;;[.D96];[.F96];&quot; [&quot;; [.G96]; &quot; - &quot;; [.H96]; &quot;] &quot;;[.B96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6]+([.C96]-1)*20" office:value-type="float" office:value="58" calcext:value-type="float">
            <text:p>58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formula="of:=TEXT(VLOOKUP([.E96];[.$BH$2:.$BJ$74];2); &quot;0#%&quot;)" office:value-type="string" office:string-value="68%" calcext:value-type="string">
            <text:p>68%</text:p>
          </table:table-cell>
          <table:table-cell table:formula="of:=TEXT(VLOOKUP([.E96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&quot; [&quot;; [.G97]; &quot; - &quot;; [.H97]; &quot;] &quot;;[.B97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7]+([.C97]-1)*20" office:value-type="float" office:value="40" calcext:value-type="float">
            <text:p>40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formula="of:=TEXT(VLOOKUP([.E97];[.$BH$2:.$BJ$74];2); &quot;0#%&quot;)" office:value-type="string" office:string-value="45%" calcext:value-type="string">
            <text:p>45%</text:p>
          </table:table-cell>
          <table:table-cell table:formula="of:=TEXT(VLOOKUP([.E97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&quot; [&quot;; [.G98]; &quot; - &quot;; [.H98]; &quot;] &quot;;[.B98])" office:value-type="string" office:string-value="2-16  [41% - 72%] Bone Magic Resistance" calcext:value-type="string">
            <text:p>2-16 <text:s/>[41% - 72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8]+([.C98]-1)*20" office:value-type="float" office:value="36" calcext:value-type="float">
            <text:p>36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formula="of:=TEXT(VLOOKUP([.E98];[.$BH$2:.$BJ$74];2); &quot;0#%&quot;)" office:value-type="string" office:string-value="41%" calcext:value-type="string">
            <text:p>41%</text:p>
          </table:table-cell>
          <table:table-cell table:formula="of:=TEXT(VLOOKUP([.E98];[.$BH$2:.$BJ$74];3);  &quot;0#%&quot;)" office:value-type="string" office:string-value="72%" calcext:value-type="string">
            <text:p>7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9]+([.C99]-1)*20" office:value-type="float" office:value="40" calcext:value-type="float">
            <text:p>40</text:p>
          </table:table-cell>
          <table:table-cell table:formula="of:=IF([.D99]&lt;10;&quot;  &quot;; &quot; &quot;)" office:value-type="string" office:string-value=" " calcext:value-type="string">
            <text:p><text:s/></text:p>
          </table:table-cell>
          <table:table-cell table:formula="of:=TEXT(VLOOKUP([.E99];[.$BH$2:.$BJ$74];2); &quot;0#%&quot;)" office:value-type="string" office:string-value="45%" calcext:value-type="string">
            <text:p>45%</text:p>
          </table:table-cell>
          <table:table-cell table:formula="of:=TEXT(VLOOKUP([.E99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14  [39% - 68%] Crystal Resistance" calcext:value-type="string">
            <text:p>2-14 <text:s/>[39% - 68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00]+([.C100]-1)*20" office:value-type="float" office:value="34" calcext:value-type="float">
            <text:p>34</text:p>
          </table:table-cell>
          <table:table-cell table:formula="of:=IF([.D100]&lt;10;&quot;  &quot;; &quot; &quot;)" office:value-type="string" office:string-value=" " calcext:value-type="string">
            <text:p><text:s/></text:p>
          </table:table-cell>
          <table:table-cell table:formula="of:=TEXT(VLOOKUP([.E100];[.$BH$2:.$BJ$74];2); &quot;0#%&quot;)" office:value-type="string" office:string-value="39%" calcext:value-type="string">
            <text:p>39%</text:p>
          </table:table-cell>
          <table:table-cell table:formula="of:=TEXT(VLOOKUP([.E100];[.$BH$2:.$BJ$74];3);  &quot;0#%&quot;)" office:value-type="string" office:string-value="68%" calcext:value-type="string">
            <text:p>6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1]+([.C101]-1)*20" office:value-type="float" office:value="40" calcext:value-type="float">
            <text:p>40</text:p>
          </table:table-cell>
          <table:table-cell table:formula="of:=IF([.D101]&lt;10;&quot;  &quot;; &quot; &quot;)" office:value-type="string" office:string-value=" " calcext:value-type="string">
            <text:p><text:s/></text:p>
          </table:table-cell>
          <table:table-cell table:formula="of:=TEXT(VLOOKUP([.E101];[.$BH$2:.$BJ$74];2); &quot;0#%&quot;)" office:value-type="string" office:string-value="45%" calcext:value-type="string">
            <text:p>45%</text:p>
          </table:table-cell>
          <table:table-cell table:formula="of:=TEXT(VLOOKUP([.E101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2-6   [31% - 52%] Dark Magic Resistance" calcext:value-type="string">
            <text:p>2-6 <text:s text:c="2"/>[31% - 52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3]+([.C103]-1)*20" office:value-type="float" office:value="26" calcext:value-type="float">
            <text:p>26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formula="of:=TEXT(VLOOKUP([.E103];[.$BH$2:.$BJ$74];2); &quot;0#%&quot;)" office:value-type="string" office:string-value="31%" calcext:value-type="string">
            <text:p>31%</text:p>
          </table:table-cell>
          <table:table-cell table:formula="of:=TEXT(VLOOKUP([.E103];[.$BH$2:.$BJ$74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4]+([.C104]-1)*20" office:value-type="float" office:value="40" calcext:value-type="float">
            <text:p>40</text:p>
          </table:table-cell>
          <table:table-cell table:formula="of:=IF([.D104]&lt;10;&quot;  &quot;; &quot; &quot;)" office:value-type="string" office:string-value=" " calcext:value-type="string">
            <text:p><text:s/></text:p>
          </table:table-cell>
          <table:table-cell table:formula="of:=TEXT(VLOOKUP([.E104];[.$BH$2:.$BJ$74];2); &quot;0#%&quot;)" office:value-type="string" office:string-value="45%" calcext:value-type="string">
            <text:p>45%</text:p>
          </table:table-cell>
          <table:table-cell table:formula="of:=TEXT(VLOOKUP([.E104];[.$BH$2:.$BJ$74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2-6   [31% - 52%] Devour Resistance" calcext:value-type="string">
            <text:p>2-6 <text:s text:c="2"/>[31% - 52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5]+([.C105]-1)*20" office:value-type="float" office:value="26" calcext:value-type="float">
            <text:p>26</text:p>
          </table:table-cell>
          <table:table-cell table:formula="of:=IF([.D105]&lt;10;&quot;  &quot;; &quot; &quot;)" office:value-type="string" office:string-value="  " calcext:value-type="string">
            <text:p><text:s text:c="2"/></text:p>
          </table:table-cell>
          <table:table-cell table:formula="of:=TEXT(VLOOKUP([.E105];[.$BH$2:.$BJ$74];2); &quot;0#%&quot;)" office:value-type="string" office:string-value="31%" calcext:value-type="string">
            <text:p>31%</text:p>
          </table:table-cell>
          <table:table-cell table:formula="of:=TEXT(VLOOKUP([.E105];[.$BH$2:.$BJ$74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6]+([.C106]-1)*20" office:value-type="float" office:value="23" calcext:value-type="float">
            <text:p>23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4];2); &quot;0#%&quot;)" office:value-type="string" office:string-value="28%" calcext:value-type="string">
            <text:p>28%</text:p>
          </table:table-cell>
          <table:table-cell table:formula="of:=TEXT(VLOOKUP([.E106];[.$BH$2:.$BJ$74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1-9   [09% - 18%] Divination Magic Resistance" calcext:value-type="string">
            <text:p>1-9 <text:s text:c="2"/>[09% - 18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07]+([.C107]-1)*20" office:value-type="float" office:value="9" calcext:value-type="float">
            <text:p>9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H$2:.$BJ$74];2); &quot;0#%&quot;)" office:value-type="string" office:string-value="09%" calcext:value-type="string">
            <text:p>09%</text:p>
          </table:table-cell>
          <table:table-cell table:formula="of:=TEXT(VLOOKUP([.E107];[.$BH$2:.$BJ$74];3);  &quot;0#%&quot;)" office:value-type="string" office:string-value="18%" calcext:value-type="string">
            <text:p>1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8]+([.C108]-1)*20" office:value-type="float" office:value="6" calcext:value-type="float">
            <text:p>6</text:p>
          </table:table-cell>
          <table:table-cell table:formula="of:=IF([.D108]&lt;10;&quot;  &quot;; &quot; &quot;)" office:value-type="string" office:string-value="  " calcext:value-type="string">
            <text:p><text:s text:c="2"/></text:p>
          </table:table-cell>
          <table:table-cell table:formula="of:=TEXT(VLOOKUP([.E108];[.$BH$2:.$BJ$74];2); &quot;0#%&quot;)" office:value-type="string" office:string-value="07%" calcext:value-type="string">
            <text:p>07%</text:p>
          </table:table-cell>
          <table:table-cell table:formula="of:=TEXT(VLOOKUP([.E108];[.$BH$2:.$BJ$74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3-2   [52% - 84%] Earth Resistance" calcext:value-type="string">
            <text:p>3-2 <text:s text:c="2"/>[52% - 84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09]+([.C109]-1)*20" office:value-type="float" office:value="42" calcext:value-type="float">
            <text:p>42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formula="of:=TEXT(VLOOKUP([.E109];[.$BH$2:.$BJ$74];2); &quot;0#%&quot;)" office:value-type="string" office:string-value="52%" calcext:value-type="string">
            <text:p>52%</text:p>
          </table:table-cell>
          <table:table-cell table:formula="of:=TEXT(VLOOKUP([.E109];[.$BH$2:.$BJ$74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10]+([.C110]-1)*20" office:value-type="float" office:value="21" calcext:value-type="float">
            <text:p>21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H$2:.$BJ$74];2); &quot;0#%&quot;)" office:value-type="string" office:string-value="26%" calcext:value-type="string">
            <text:p>26%</text:p>
          </table:table-cell>
          <table:table-cell table:formula="of:=TEXT(VLOOKUP([.E110];[.$BH$2:.$BJ$74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1]+([.C111]-1)*20" office:value-type="float" office:value="21" calcext:value-type="float">
            <text:p>21</text:p>
          </table:table-cell>
          <table:table-cell table:formula="of:=IF([.D111]&lt;10;&quot;  &quot;; &quot; &quot;)" office:value-type="string" office:string-value="  " calcext:value-type="string">
            <text:p><text:s text:c="2"/></text:p>
          </table:table-cell>
          <table:table-cell table:formula="of:=TEXT(VLOOKUP([.E111];[.$BH$2:.$BJ$74];2); &quot;0#%&quot;)" office:value-type="string" office:string-value="26%" calcext:value-type="string">
            <text:p>26%</text:p>
          </table:table-cell>
          <table:table-cell table:formula="of:=TEXT(VLOOKUP([.E111];[.$BH$2:.$BJ$74];3);  &quot;0#%&quot;)" office:value-type="string" office:string-value="42%" calcext:value-type="string">
            <text:p>42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1-9   [09% - 18%] Flesh Magic Resistance" calcext:value-type="string">
            <text:p>1-9 <text:s text:c="2"/>[09% - 18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2]+([.C112]-1)*20" office:value-type="float" office:value="9" calcext:value-type="float">
            <text:p>9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formula="of:=TEXT(VLOOKUP([.E112];[.$BH$2:.$BJ$74];2); &quot;0#%&quot;)" office:value-type="string" office:string-value="09%" calcext:value-type="string">
            <text:p>09%</text:p>
          </table:table-cell>
          <table:table-cell table:formula="of:=TEXT(VLOOKUP([.E112];[.$BH$2:.$BJ$74];3);  &quot;0#%&quot;)" office:value-type="string" office:string-value="18%" calcext:value-type="string">
            <text:p>1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1" calcext:value-type="float">
            <text:p>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H$2:.$BJ$74];2); &quot;0#%&quot;)" office:value-type="string" office:string-value="05%" calcext:value-type="string">
            <text:p>05%</text:p>
          </table:table-cell>
          <table:table-cell table:formula="of:=TEXT(VLOOKUP([.E113];[.$BH$2:.$BJ$74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H$2:.$BJ$74];2); &quot;0#%&quot;)" office:value-type="string" office:string-value="45%" calcext:value-type="string">
            <text:p>45%</text:p>
          </table:table-cell>
          <table:table-cell table:formula="of:=TEXT(VLOOKUP([.E114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5]+([.C115]-1)*20" office:value-type="float" office:value="40" calcext:value-type="float">
            <text:p>40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H$2:.$BJ$74];2); &quot;0#%&quot;)" office:value-type="string" office:string-value="45%" calcext:value-type="string">
            <text:p>45%</text:p>
          </table:table-cell>
          <table:table-cell table:formula="of:=TEXT(VLOOKUP([.E115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22  [72% - 95%] Heat Resistance" calcext:value-type="string">
            <text:p>3-22 <text:s/>[72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table:style-name="ce13" table:formula="of:=[.D116]+([.C116]-1)*20" office:value-type="float" office:value="62" calcext:value-type="float">
            <text:p>62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H$2:.$BJ$74];2); &quot;0#%&quot;)" office:value-type="string" office:string-value="72%" calcext:value-type="string">
            <text:p>72%</text:p>
          </table:table-cell>
          <table:table-cell table:formula="of:=TEXT(VLOOKUP([.E116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7]+([.C117]-1)*20" office:value-type="float" office:value="40" calcext:value-type="float">
            <text:p>40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H$2:.$BJ$74];2); &quot;0#%&quot;)" office:value-type="string" office:string-value="45%" calcext:value-type="string">
            <text:p>45%</text:p>
          </table:table-cell>
          <table:table-cell table:formula="of:=TEXT(VLOOKUP([.E117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3-5   [55% - 90%] Lava Magic Resistance" calcext:value-type="string">
            <text:p>3-5 <text:s text:c="2"/>[55% - 90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18]+([.C118]-1)*20" office:value-type="float" office:value="45" calcext:value-type="float">
            <text:p>45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H$2:.$BJ$74];2); &quot;0#%&quot;)" office:value-type="string" office:string-value="55%" calcext:value-type="string">
            <text:p>55%</text:p>
          </table:table-cell>
          <table:table-cell table:formula="of:=TEXT(VLOOKUP([.E118];[.$BH$2:.$BJ$74];3);  &quot;0#%&quot;)" office:value-type="string" office:string-value="90%" calcext:value-type="string">
            <text:p>9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9]+([.C119]-1)*20" office:value-type="float" office:value="43" calcext:value-type="float">
            <text:p>4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formula="of:=TEXT(VLOOKUP([.E119];[.$BH$2:.$BJ$74];2); &quot;0#%&quot;)" office:value-type="string" office:string-value="53%" calcext:value-type="string">
            <text:p>53%</text:p>
          </table:table-cell>
          <table:table-cell table:formula="of:=TEXT(VLOOKUP([.E119];[.$BH$2:.$BJ$74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3-9   [59% - 95%] Lightning Resistance" calcext:value-type="string">
            <text:p>3-9 <text:s text:c="2"/>[59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20]+([.C120]-1)*20" office:value-type="float" office:value="49" calcext:value-type="float">
            <text:p>49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H$2:.$BJ$74];2); &quot;0#%&quot;)" office:value-type="string" office:string-value="59%" calcext:value-type="string">
            <text:p>59%</text:p>
          </table:table-cell>
          <table:table-cell table:formula="of:=TEXT(VLOOKUP([.E120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22]+([.C122]-1)*20" office:value-type="float" office:value="47" calcext:value-type="float">
            <text:p>47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4];2); &quot;0#%&quot;)" office:value-type="string" office:string-value="57%" calcext:value-type="string">
            <text:p>57%</text:p>
          </table:table-cell>
          <table:table-cell table:formula="of:=TEXT(VLOOKUP([.E122];[.$BH$2:.$BJ$74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3-17  [67% - 95%] Mental Resistance" calcext:value-type="string">
            <text:p>3-17 <text:s/>[67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123]+([.C123]-1)*20" office:value-type="float" office:value="57" calcext:value-type="float">
            <text:p>57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formula="of:=TEXT(VLOOKUP([.E123];[.$BH$2:.$BJ$74];2); &quot;0#%&quot;)" office:value-type="string" office:string-value="67%" calcext:value-type="string">
            <text:p>67%</text:p>
          </table:table-cell>
          <table:table-cell table:formula="of:=TEXT(VLOOKUP([.E123];[.$BH$2:.$BJ$74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H$2:.$BJ$74];2); &quot;0#%&quot;)" office:value-type="string" office:string-value="45%" calcext:value-type="string">
            <text:p>45%</text:p>
          </table:table-cell>
          <table:table-cell table:formula="of:=TEXT(VLOOKUP([.E124];[.$BH$2:.$BJ$74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25]+([.C125]-1)*20" office:value-type="float" office:value="3" calcext:value-type="float">
            <text:p>3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H$2:.$BJ$74];2); &quot;0#%&quot;)" office:value-type="string" office:string-value="06%" calcext:value-type="string">
            <text:p>06%</text:p>
          </table:table-cell>
          <table:table-cell table:formula="of:=TEXT(VLOOKUP([.E125];[.$BH$2:.$BJ$74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6]+([.C126]-1)*20" office:value-type="float" office:value="43" calcext:value-type="float">
            <text:p>43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H$2:.$BJ$74];2); &quot;0#%&quot;)" office:value-type="string" office:string-value="53%" calcext:value-type="string">
            <text:p>53%</text:p>
          </table:table-cell>
          <table:table-cell table:formula="of:=TEXT(VLOOKUP([.E126];[.$BH$2:.$BJ$74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7   [08% - 14%] Petrification Resistance" calcext:value-type="string">
            <text:p>1-7 <text:s text:c="2"/>[08% - 14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127]+([.C127]-1)*20" office:value-type="float" office:value="7" calcext:value-type="float">
            <text:p>7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formula="of:=TEXT(VLOOKUP([.E127];[.$BH$2:.$BJ$74];2); &quot;0#%&quot;)" office:value-type="string" office:string-value="08%" calcext:value-type="string">
            <text:p>08%</text:p>
          </table:table-cell>
          <table:table-cell table:formula="of:=TEXT(VLOOKUP([.E127];[.$BH$2:.$BJ$74];3);  &quot;0#%&quot;)" office:value-type="string" office:string-value="14%" calcext:value-type="string">
            <text:p>1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8]+([.C128]-1)*20" office:value-type="float" office:value="42" calcext:value-type="float">
            <text:p>42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H$2:.$BJ$74];2); &quot;0#%&quot;)" office:value-type="string" office:string-value="52%" calcext:value-type="string">
            <text:p>52%</text:p>
          </table:table-cell>
          <table:table-cell table:formula="of:=TEXT(VLOOKUP([.E128];[.$BH$2:.$BJ$74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9]+([.C129]-1)*20" office:value-type="float" office:value="44" calcext:value-type="float">
            <text:p>44</text:p>
          </table:table-cell>
          <table:table-cell table:formula="of:=IF([.D129]&lt;10;&quot;  &quot;; &quot; &quot;)" office:value-type="string" office:string-value="  " calcext:value-type="string">
            <text:p><text:s text:c="2"/></text:p>
          </table:table-cell>
          <table:table-cell table:formula="of:=TEXT(VLOOKUP([.E129];[.$BH$2:.$BJ$74];2); &quot;0#%&quot;)" office:value-type="string" office:string-value="54%" calcext:value-type="string">
            <text:p>54%</text:p>
          </table:table-cell>
          <table:table-cell table:formula="of:=TEXT(VLOOKUP([.E129];[.$BH$2:.$BJ$74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0]+([.C130]-1)*20" office:value-type="float" office:value="14" calcext:value-type="float">
            <text:p>14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H$2:.$BJ$74];2); &quot;0#%&quot;)" office:value-type="string" office:string-value="14%" calcext:value-type="string">
            <text:p>14%</text:p>
          </table:table-cell>
          <table:table-cell table:formula="of:=TEXT(VLOOKUP([.E130];[.$BH$2:.$BJ$74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H$2:.$BJ$74];2); &quot;0#%&quot;)" office:value-type="string" office:string-value="45%" calcext:value-type="string">
            <text:p>45%</text:p>
          </table:table-cell>
          <table:table-cell table:formula="of:=TEXT(VLOOKUP([.E131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2]+([.C132]-1)*20" office:value-type="float" office:value="13" calcext:value-type="float">
            <text:p>13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H$2:.$BJ$74];2); &quot;0#%&quot;)" office:value-type="string" office:string-value="13%" calcext:value-type="string">
            <text:p>13%</text:p>
          </table:table-cell>
          <table:table-cell table:formula="of:=TEXT(VLOOKUP([.E132];[.$BH$2:.$BJ$74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33]+([.C133]-1)*20" office:value-type="float" office:value="1" calcext:value-type="float">
            <text:p>1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H$2:.$BJ$74];2); &quot;0#%&quot;)" office:value-type="string" office:string-value="05%" calcext:value-type="string">
            <text:p>05%</text:p>
          </table:table-cell>
          <table:table-cell table:formula="of:=TEXT(VLOOKUP([.E133];[.$BH$2:.$BJ$74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2-3   [28% - 46%] Smoke Magic Resistance" calcext:value-type="string">
            <text:p>2-3 <text:s text:c="2"/>[28% - 46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34]+([.C134]-1)*20" office:value-type="float" office:value="23" calcext:value-type="float">
            <text:p>23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H$2:.$BJ$74];2); &quot;0#%&quot;)" office:value-type="string" office:string-value="28%" calcext:value-type="string">
            <text:p>28%</text:p>
          </table:table-cell>
          <table:table-cell table:formula="of:=TEXT(VLOOKUP([.E134];[.$BH$2:.$BJ$74];3);  &quot;0#%&quot;)" office:value-type="string" office:string-value="46%" calcext:value-type="string">
            <text:p>4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2-13  [38% - 66%] Soul Magic Resistance" calcext:value-type="string">
            <text:p>2-13 <text:s/>[38% - 6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5]+([.C135]-1)*20" office:value-type="float" office:value="33" calcext:value-type="float">
            <text:p>33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H$2:.$BJ$74];2); &quot;0#%&quot;)" office:value-type="string" office:string-value="38%" calcext:value-type="string">
            <text:p>38%</text:p>
          </table:table-cell>
          <table:table-cell table:formula="of:=TEXT(VLOOKUP([.E135];[.$BH$2:.$BJ$74];3);  &quot;0#%&quot;)" office:value-type="string" office:string-value="66%" calcext:value-type="string">
            <text:p>6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36]+([.C136]-1)*20" office:value-type="float" office:value="18" calcext:value-type="float">
            <text:p>18</text:p>
          </table:table-cell>
          <table:table-cell table:formula="of:=IF([.D136]&lt;10;&quot;  &quot;; &quot; &quot;)" office:value-type="string" office:string-value=" " calcext:value-type="string">
            <text:p><text:s/></text:p>
          </table:table-cell>
          <table:table-cell table:formula="of:=TEXT(VLOOKUP([.E136];[.$BH$2:.$BJ$74];2); &quot;0#%&quot;)" office:value-type="string" office:string-value="18%" calcext:value-type="string">
            <text:p>18%</text:p>
          </table:table-cell>
          <table:table-cell table:formula="of:=TEXT(VLOOKUP([.E136];[.$BH$2:.$BJ$74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6   [56% - 92%] Space Magic Resistance" calcext:value-type="string">
            <text:p>3-6 <text:s text:c="2"/>[56% - 92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137]+([.C137]-1)*20" office:value-type="float" office:value="46" calcext:value-type="float">
            <text:p>46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H$2:.$BJ$74];2); &quot;0#%&quot;)" office:value-type="string" office:string-value="56%" calcext:value-type="string">
            <text:p>56%</text:p>
          </table:table-cell>
          <table:table-cell table:formula="of:=TEXT(VLOOKUP([.E137];[.$BH$2:.$BJ$74];3);  &quot;0#%&quot;)" office:value-type="string" office:string-value="92%" calcext:value-type="string">
            <text:p>92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8]+([.C138]-1)*20" office:value-type="float" office:value="40" calcext:value-type="float">
            <text:p>40</text:p>
          </table:table-cell>
          <table:table-cell table:formula="of:=IF([.D138]&lt;10;&quot;  &quot;; &quot; &quot;)" office:value-type="string" office:string-value=" " calcext:value-type="string">
            <text:p><text:s/></text:p>
          </table:table-cell>
          <table:table-cell table:formula="of:=TEXT(VLOOKUP([.E138];[.$BH$2:.$BJ$74];2); &quot;0#%&quot;)" office:value-type="string" office:string-value="45%" calcext:value-type="string">
            <text:p>45%</text:p>
          </table:table-cell>
          <table:table-cell table:formula="of:=TEXT(VLOOKUP([.E138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40]+([.C140]-1)*20" office:value-type="float" office:value="40" calcext:value-type="float">
            <text:p>40</text:p>
          </table:table-cell>
          <table:table-cell table:formula="of:=IF([.D140]&lt;10;&quot;  &quot;; &quot; &quot;)" office:value-type="string" office:string-value=" " calcext:value-type="string">
            <text:p><text:s/></text:p>
          </table:table-cell>
          <table:table-cell table:formula="of:=TEXT(VLOOKUP([.E140];[.$BH$2:.$BJ$74];2); &quot;0#%&quot;)" office:value-type="string" office:string-value="45%" calcext:value-type="string">
            <text:p>45%</text:p>
          </table:table-cell>
          <table:table-cell table:formula="of:=TEXT(VLOOKUP([.E140];[.$BH$2:.$BJ$74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41]+([.C141]-1)*20" office:value-type="float" office:value="18" calcext:value-type="float">
            <text:p>18</text:p>
          </table:table-cell>
          <table:table-cell table:formula="of:=IF([.D141]&lt;10;&quot;  &quot;; &quot; &quot;)" office:value-type="string" office:string-value=" " calcext:value-type="string">
            <text:p><text:s/></text:p>
          </table:table-cell>
          <table:table-cell table:formula="of:=TEXT(VLOOKUP([.E141];[.$BH$2:.$BJ$74];2); &quot;0#%&quot;)" office:value-type="string" office:string-value="18%" calcext:value-type="string">
            <text:p>18%</text:p>
          </table:table-cell>
          <table:table-cell table:formula="of:=TEXT(VLOOKUP([.E141];[.$BH$2:.$BJ$74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2]+([.C142]-1)*20" office:value-type="float" office:value="14" calcext:value-type="float">
            <text:p>14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H$2:.$BJ$74];2); &quot;0#%&quot;)" office:value-type="string" office:string-value="14%" calcext:value-type="string">
            <text:p>14%</text:p>
          </table:table-cell>
          <table:table-cell table:formula="of:=TEXT(VLOOKUP([.E142];[.$BH$2:.$BJ$74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3-8   [58% - 95%] Void Magic Resistance" calcext:value-type="string">
            <text:p>3-8 <text:s text:c="2"/>[5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43]+([.C143]-1)*20" office:value-type="float" office:value="48" calcext:value-type="float">
            <text:p>48</text:p>
          </table:table-cell>
          <table:table-cell table:formula="of:=IF([.D143]&lt;10;&quot;  &quot;; &quot; &quot;)" office:value-type="string" office:string-value="  " calcext:value-type="string">
            <text:p><text:s text:c="2"/></text:p>
          </table:table-cell>
          <table:table-cell table:formula="of:=TEXT(VLOOKUP([.E143];[.$BH$2:.$BJ$74];2); &quot;0#%&quot;)" office:value-type="string" office:string-value="58%" calcext:value-type="string">
            <text:p>58%</text:p>
          </table:table-cell>
          <table:table-cell table:formula="of:=TEXT(VLOOKUP([.E143];[.$BH$2:.$BJ$74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44]+([.C144]-1)*20" office:value-type="float" office:value="44" calcext:value-type="float">
            <text:p>44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H$2:.$BJ$74];2); &quot;0#%&quot;)" office:value-type="string" office:string-value="54%" calcext:value-type="string">
            <text:p>54%</text:p>
          </table:table-cell>
          <table:table-cell table:formula="of:=TEXT(VLOOKUP([.E144];[.$BH$2:.$BJ$74];3);  &quot;0#%&quot;)" office:value-type="string" office:string-value="88%" calcext:value-type="string">
            <text:p>88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3-9   [59% - 95%] Wind Resistance" calcext:value-type="string">
            <text:p>3-9 <text:s text:c="2"/>[59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45]+([.C145]-1)*20" office:value-type="float" office:value="49" calcext:value-type="float">
            <text:p>49</text:p>
          </table:table-cell>
          <table:table-cell table:formula="of:=IF([.D145]&lt;10;&quot;  &quot;; &quot; &quot;)" office:value-type="string" office:string-value="  " calcext:value-type="string">
            <text:p><text:s text:c="2"/></text:p>
          </table:table-cell>
          <table:table-cell table:formula="of:=TEXT(VLOOKUP([.E145];[.$BH$2:.$BJ$74];2); &quot;0#%&quot;)" office:value-type="string" office:string-value="59%" calcext:value-type="string">
            <text:p>59%</text:p>
          </table:table-cell>
          <table:table-cell table:formula="of:=TEXT(VLOOKUP([.E145];[.$BH$2:.$BJ$74];3);  &quot;0#%&quot;)" office:value-type="string" office:string-value="95%" calcext:value-type="string">
            <text:p>95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2-20  [45% - 80%] Wood Magic Resistance" calcext:value-type="string">
            <text:p>2-20 <text:s/>[45% - 8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6]+([.C146]-1)*20" office:value-type="float" office:value="40" calcext:value-type="float">
            <text:p>40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H$2:.$BJ$74];2); &quot;0#%&quot;)" office:value-type="string" office:string-value="45%" calcext:value-type="string">
            <text:p>45%</text:p>
          </table:table-cell>
          <table:table-cell table:formula="of:=TEXT(VLOOKUP([.E146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8]; [.C148])" office:value-type="string" office:string-value="12 1st tier" calcext:value-type="string">
            <text:p>12 1st tier</text:p>
          </table:table-cell>
          <table:table-cell table:formula="of:=COUNTIF([.$C$91:.$C$146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9]; [.C149])" office:value-type="string" office:string-value="24 2nd tier" calcext:value-type="string">
            <text:p>24 2nd tier</text:p>
          </table:table-cell>
          <table:table-cell table:formula="of:=COUNTIF([.$C$91:.$C$146];&quot;=2&quot;)" office:value-type="float" office:value="24" calcext:value-type="float">
            <text:p>24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50]; [.C150])" office:value-type="string" office:string-value="17 3rd tier" calcext:value-type="string">
            <text:p>17 3rd tier</text:p>
          </table:table-cell>
          <table:table-cell table:formula="of:=COUNTIF([.$C$91:.$C$146];&quot;=3&quot;)" office:value-type="float" office:value="17" calcext:value-type="float">
            <text:p>17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2:.G152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50]+[.B149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52]*[.E152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formula="of:=COM.MICROSOFT.CONCAT([.B153:.G153])" office:value-type="string" office:string-value="Ash Speed:   17 x 5% = 85%" calcext:value-type="string">
            <text:p>Ash Speed: <text:s text:c="2"/>17 x 5% = 85%</text:p>
          </table:table-cell>
          <table:table-cell office:value-type="string" calcext:value-type="string">
            <text:p>Ash Speed: <text:s text:c="2"/></text:p>
          </table:table-cell>
          <table:table-cell table:formula="of:=[.B150]" office:value-type="float" office:value="17" calcext:value-type="float">
            <text:p>17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53]*[.E153]; &quot;###,#%&quot;)" office:value-type="string" office:string-value="85%" calcext:value-type="string">
            <text:p>85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5:.N155])" office:value-type="string" office:string-value="Weight:  252.0 kgs   [555.6 lbs] [0.28 tons]" calcext:value-type="string">
            <text:p>Weight: <text:s/>252.0 kgs <text:s text:c="2"/>[555.6 lbs] [0.28 tons]</text:p>
          </table:table-cell>
          <table:table-cell office:value-type="string" calcext:value-type="string">
            <text:p>Weight:</text:p>
          </table:table-cell>
          <table:table-cell table:formula="of:=REPT(&quot; &quot;; LEN([.D156])-LEN([.D155]))" office:value-type="string" office:string-value="  " calcext:value-type="string">
            <text:p><text:s text:c="2"/></text:p>
          </table:table-cell>
          <table:table-cell table:formula="of:=TEXT([.AJ2]; &quot;###,#.0&quot;)" office:value-type="string" office:string-value="252.0" calcext:value-type="string">
            <text:p>252.0</text:p>
          </table:table-cell>
          <table:table-cell office:value-type="string" calcext:value-type="string">
            <text:p><text:s/>kgs</text:p>
          </table:table-cell>
          <table:table-cell table:formula="of:=REPT(&quot; &quot;; LEN([.H156])-LEN([.H155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K2]; &quot;###,#.0&quot;)" office:value-type="string" office:string-value="555.6" calcext:value-type="string">
            <text:p>555.6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2]; &quot;0###,#.00&quot;)" office:value-type="string" office:string-value="0.28" calcext:value-type="string">
            <text:p>0.28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formula="of:=COM.MICROSOFT.CONCAT([.B156:.N156])" office:value-type="string" office:string-value="Maxed: 1,512.0 kgs [3,333.4 lbs] [1.67 tons]" calcext:value-type="string">
            <text:p>Maxed: 1,512.0 kgs [3,333.4 lbs] [1.67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J6]; &quot;###,#.0&quot;)" office:value-type="string" office:string-value="1,512.0" calcext:value-type="string">
            <text:p>1,512.0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K6]; &quot;###,#.0&quot;)" office:value-type="string" office:string-value="3,333.4" calcext:value-type="string">
            <text:p>3,333.4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6]; &quot;###,#.00&quot;)" office:value-type="string" office:string-value="1.67" calcext:value-type="string">
            <text:p>1.67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4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61]; &quot; + &quot;; [.D161]; &quot; + &quot;; [.E161]; &quot; = &quot;; [.F161]; &quot;) more dense - &quot;; [.B39] ;&quot; 2nd&quot;)" office:value-type="string" office:string-value="        Muscles are (255% + 240% + 60% = 555%) more dense - Avatar of Ash [E] 2nd" calcext:value-type="string">
            <text:p><text:s text:c="8"/>Muscles are (255% + 240% + 60% = 555%) more dense - Avatar of Ash [E] 2nd</text:p>
          </table:table-cell>
          <table:table-cell/>
          <table:table-cell table:formula="of:=TEXT([.B150]*15%;&quot;%&quot;)" office:value-type="string" office:string-value="255%" calcext:value-type="string">
            <text:p>255%</text:p>
          </table:table-cell>
          <table:table-cell table:formula="of:=TEXT([.B149]*10%;&quot;%&quot;)" office:value-type="string" office:string-value="240%" calcext:value-type="string">
            <text:p>240%</text:p>
          </table:table-cell>
          <table:table-cell table:formula="of:=TEXT([.B148]*5%;&quot;%&quot;)" office:value-type="string" office:string-value="60%" calcext:value-type="string">
            <text:p>60%</text:p>
          </table:table-cell>
          <table:table-cell table:formula="of:=TEXT([.C161]+[.D161]+[.E161]; &quot;###,#%&quot;)" office:value-type="string" office:string-value="555%" calcext:value-type="string">
            <text:p>555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0]; &quot; 2nd&quot;)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7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25]; &quot; 2nd&quot;)" office:value-type="string" office:string-value="        Your bones are steeped with mana, increasing both their weight and resilience two fold - Eternal Brawling 2nd" calcext:value-type="string">
            <text:p><text:s text:c="8"/>Your bones are steeped with mana, increasing both their weight and resilience two fold - Eternal Brawling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61]; &quot;] more dense.&quot;)" office:value-type="string" office:string-value="                [555%] more dense." calcext:value-type="string">
            <text:p><text:s text:c="16"/>[55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05" calcext:value-type="float">
            <text:p>505</text:p>
          </table:table-cell>
          <table:table-cell table:formula="of:=LEN([.D197])" office:value-type="float" office:value="3" calcext:value-type="float">
            <text:p>3</text:p>
          </table:table-cell>
          <table:table-cell table:formula="of:=REPT(&quot; &quot;; MAX([.$E$197:.$E$199])-[.E19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8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0" calcext:value-type="float">
            <text:p>500</text:p>
          </table:table-cell>
          <table:table-cell table:formula="of:=LEN([.D198])" office:value-type="float" office:value="3" calcext:value-type="float">
            <text:p>3</text:p>
          </table:table-cell>
          <table:table-cell table:formula="of:=REPT(&quot; &quot;; MAX([.$E$197:.$E$199])-[.E19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465" calcext:value-type="float">
            <text:p>465</text:p>
          </table:table-cell>
          <table:table-cell table:formula="of:=LEN([.D199])" office:value-type="float" office:value="3" calcext:value-type="float">
            <text:p>3</text:p>
          </table:table-cell>
          <table:table-cell table:formula="of:=REPT(&quot; &quot;; MAX([.$E$197:.$E$199])-[.E199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51"/>
          <table:table-cell table:style-name="ce21" table:number-columns-repeated="973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30"/>
          <table:table-cell table:number-columns-repeated="97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300%" calcext:value-type="string">
            <text:p>3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206:.$L$211])-[.L206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206:.$L$211])-[.L20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45" calcext:value-type="float">
            <text:p>54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8,202.3" calcext:value-type="string">
            <text:p>8,202.3</text:p>
          </table:table-cell>
          <table:table-cell office:value-type="string" calcext:value-type="string">
            <text:p>]</text:p>
          </table:table-cell>
          <table:table-cell table:formula="of:=LEN([.H208])" office:value-type="float" office:value="7" calcext:value-type="float">
            <text:p>7</text:p>
          </table:table-cell>
          <table:table-cell table:formula="of:=REPT(&quot; &quot;; MAX([.$J$208:.$J$210])-[.J208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206:.$L$211])-[.L20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600.0" calcext:value-type="string">
            <text:p>3,600.0</text:p>
          </table:table-cell>
          <table:table-cell office:value-type="string" calcext:value-type="string">
            <text:p>]</text:p>
          </table:table-cell>
          <table:table-cell table:formula="of:=LEN([.H209])" office:value-type="float" office:value="7" calcext:value-type="float">
            <text:p>7</text:p>
          </table:table-cell>
          <table:table-cell table:formula="of:=REPT(&quot; &quot;; MAX([.$J$208:.$J$210])-[.J209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206:.$L$211])-[.L209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650" calcext:value-type="float">
            <text:p>165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4,832.5" calcext:value-type="string">
            <text:p>24,832.5</text:p>
          </table:table-cell>
          <table:table-cell office:value-type="string" calcext:value-type="string">
            <text:p>]</text:p>
          </table:table-cell>
          <table:table-cell table:formula="of:=LEN([.H210])" office:value-type="float" office:value="8" calcext:value-type="float">
            <text:p>8</text:p>
          </table:table-cell>
          <table:table-cell table:formula="of:=REPT(&quot; &quot;; MAX([.$J$208:.$J$210])-[.J210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206:.$L$211])-[.L210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206:.$L$211])-[.L211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4,693.5%" calcext:value-type="string">
            <text:p>4,693.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2,011.0%" calcext:value-type="string">
            <text:p>2,011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950.0%" calcext:value-type="string">
            <text:p>1,95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35,552" calcext:value-type="string">
            <text:p>35,552</text:p>
          </table:table-cell>
          <table:table-cell table:formula="of:=LEN([.C217])" office:value-type="float" office:value="6" calcext:value-type="float">
            <text:p>6</text:p>
          </table:table-cell>
          <table:table-cell table:formula="of:=REPT(&quot; &quot;;MAX([.$D$217:.$D$219])-[.D21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18])" office:value-type="float" office:value="5" calcext:value-type="float">
            <text:p>5</text:p>
          </table:table-cell>
          <table:table-cell table:formula="of:=REPT(&quot; &quot;;MAX([.$D$217:.$D$219])-[.D218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105,000" calcext:value-type="string">
            <text:p>105,000</text:p>
          </table:table-cell>
          <table:table-cell table:formula="of:=LEN([.C219])" office:value-type="float" office:value="7" calcext:value-type="float">
            <text:p>7</text:p>
          </table:table-cell>
          <table:table-cell table:formula="of:=REPT(&quot; &quot;;MAX([.$D$217:.$D$219])-[.D219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 text:c="2"/></text:p>
          </table:table-cell>
          <table:table-cell table:formula="of:=TEXT([.V2];&quot;#,##0.00%&quot;)" office:value-type="string" office:string-value="0.31%" calcext:value-type="string">
            <text:p>0.31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109.0" calcext:value-type="string">
            <text:p>109.0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26.0" calcext:value-type="string">
            <text:p>326.0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V5];&quot;#,##0.00%&quot;)" office:value-type="string" office:string-value="0.40%" calcext:value-type="string">
            <text:p>0.40%</text:p>
          </table:table-cell>
          <table:table-cell office:value-type="string" calcext:value-type="string">
            <text:p><text:s/>[</text:p>
          </table:table-cell>
          <table:table-cell table:formula="of:=TEXT([.U5];&quot;#,##0.0&quot;)" office:value-type="string" office:string-value="141.6" calcext:value-type="string">
            <text:p>141.6</text:p>
          </table:table-cell>
          <table:table-cell office:value-type="string" calcext:value-type="string">
            <text:p>] [</text:p>
          </table:table-cell>
          <table:table-cell table:formula="of:=TEXT(100%/[.V5];&quot;#,##0.0&quot;)" office:value-type="string" office:string-value="251.0" calcext:value-type="string">
            <text:p>251.0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 text:c="2"/></text:p>
          </table:table-cell>
          <table:table-cell table:formula="of:=TEXT([.V3];&quot;#,##0.00%&quot;)" office:value-type="string" office:string-value="0.33%" calcext:value-type="string">
            <text:p>0.33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341.3" calcext:value-type="string">
            <text:p>341.3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07.7" calcext:value-type="string">
            <text:p>307.7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V4];&quot;#,##0.00%&quot;)" office:value-type="string" office:string-value="0.40%" calcext:value-type="string">
            <text:p>0.40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422.1" calcext:value-type="string">
            <text:p>422.1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48.8" calcext:value-type="string">
            <text:p>248.8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8.218%" calcext:value-type="string">
            <text:p>98.218%</text:p>
          </table:table-cell>
          <table:table-cell table:formula="of:=REPT(&quot; &quot;;MAX([.$J$227:.$J$228])-[.J227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27:.$K$228])-[.K227])" office:value-type="string" office:string-value=" " calcext:value-type="string">
            <text:p><text:s/></text:p>
          </table:table-cell>
          <table:table-cell table:style-name="ce54" table:formula="of:=TEXT([.R13];&quot;#,##0.00&quot;)" office:value-type="string" office:string-value="56.18" calcext:value-type="string">
            <text:p>56.18</text:p>
          </table:table-cell>
          <table:table-cell office:value-type="string" calcext:value-type="string">
            <text:p>]</text:p>
          </table:table-cell>
          <table:table-cell table:formula="of:=LEN([.D227])" office:value-type="float" office:value="7" calcext:value-type="float">
            <text:p>7</text:p>
          </table:table-cell>
          <table:table-cell table:formula="of:=LEN([.H227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1,974,327.0" calcext:value-type="string">
            <text:p>1,974,327.0</text:p>
          </table:table-cell>
          <table:table-cell table:formula="of:=REPT(&quot; &quot;;MAX([.$J$227:.$J$228])-[.J228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27:.$K$228])-[.K228])">
            <text:p/>
          </table:table-cell>
          <table:table-cell table:formula="of:=TEXT([.R13]*(1+[.AY16]);&quot;#,##0.00&quot;)" office:value-type="string" office:string-value="116.12" calcext:value-type="string">
            <text:p>116.12</text:p>
          </table:table-cell>
          <table:table-cell office:value-type="string" calcext:value-type="string">
            <text:p>]</text:p>
          </table:table-cell>
          <table:table-cell table:formula="of:=LEN([.D228])" office:value-type="float" office:value="11" calcext:value-type="float">
            <text:p>11</text:p>
          </table:table-cell>
          <table:table-cell table:formula="of:=LEN([.H228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31:.E260])" office:value-type="float" office:value="30" calcext:value-type="float">
            <text:p>30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4 " calcext:value-type="string">
            <text:p>x4 </text:p>
          </table:table-cell>
          <table:table-cell table:formula="of:=LEN([.B19])" office:value-type="float" office:value="13" calcext:value-type="float">
            <text:p>13</text:p>
          </table:table-cell>
          <table:table-cell table:formula="of:=[.$E$230]-[.E231]+1+IF([.J19]&lt;10;1;0)" office:value-type="float" office:value="19" calcext:value-type="float">
            <text:p>19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       " calcext:value-type="string">
            <text:p><text:s text:c="19"/></text:p>
          </table:table-cell>
          <table:table-cell table:formula="of:=IF([.M23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4 " calcext:value-type="string">
            <text:p>x4 </text:p>
          </table:table-cell>
          <table:table-cell table:formula="of:=LEN([.B20])" office:value-type="float" office:value="27" calcext:value-type="float">
            <text:p>27</text:p>
          </table:table-cell>
          <table:table-cell table:formula="of:=[.$E$230]-[.E232]+1+IF([.J20]&lt;10;1;0)" office:value-type="float" office:value="5" calcext:value-type="float">
            <text:p>5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2" calcext:value-type="float">
            <text:p>2</text:p>
          </table:table-cell>
          <table:table-cell table:formula="of:=IF([.I232]&lt;10; &quot;  &quot;; &quot; &quot;)" office:value-type="string" office:string-value="  " calcext:value-type="string">
            <text:p><text:s text:c="2"/></text:p>
          </table:table-cell>
          <table:table-cell table:formula="of:=REPT(&quot; &quot;; [.F232])" office:value-type="string" office:string-value="     " calcext:value-type="string">
            <text:p><text:s text:c="5"/></text:p>
          </table:table-cell>
          <table:table-cell table:formula="of:=IF([.M23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0 " calcext:value-type="string">
            <text:p>x10 </text:p>
          </table:table-cell>
          <table:table-cell table:formula="of:=LEN([.B21])" office:value-type="float" office:value="22" calcext:value-type="float">
            <text:p>22</text:p>
          </table:table-cell>
          <table:table-cell table:formula="of:=[.$E$230]-[.E233]+1+IF([.J21]&lt;10;1;0)" office:value-type="float" office:value="9" calcext:value-type="float">
            <text:p>9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1" calcext:value-type="float">
            <text:p>1</text:p>
          </table:table-cell>
          <table:table-cell table:formula="of:=IF([.I233]&lt;10; &quot;  &quot;; &quot; &quot;)" office:value-type="string" office:string-value="  " calcext:value-type="string">
            <text:p><text:s text:c="2"/></text:p>
          </table:table-cell>
          <table:table-cell table:formula="of:=REPT(&quot; &quot;; [.F233])" office:value-type="string" office:string-value="         " calcext:value-type="string">
            <text:p><text:s text:c="9"/></text:p>
          </table:table-cell>
          <table:table-cell table:formula="of:=IF([.M233]=&quot;&quot;;&quot;&quot;;&quot;[&quot;)" office:value-type="string" office:string-value="[" calcext:value-type="string">
            <text:p>[</text:p>
          </table:table-cell>
          <table:table-cell table:formula="of:=COM.MICROSOFT.CONCAT(TEXT([.K21];&quot;#,##0.0%&quot;); [.$M$230]; TEXT([.L21];&quot;#,##0.0%&quot;))" office:value-type="string" office:string-value="70.5% =&gt; 705.0%" calcext:value-type="string">
            <text:p>70.5% =&gt; 705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2" calcext:value-type="float">
            <text:p>12</text:p>
          </table:table-cell>
          <table:table-cell table:formula="of:=[.$E$230]-[.E234]+1+IF([.J22]&lt;10;1;0)" office:value-type="float" office:value="20" calcext:value-type="float">
            <text:p>2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1" calcext:value-type="float">
            <text:p>1</text:p>
          </table:table-cell>
          <table:table-cell table:formula="of:=IF([.I234]&lt;10; &quot;  &quot;; &quot; &quot;)" office:value-type="string" office:string-value="  " calcext:value-type="string">
            <text:p><text:s text:c="2"/></text:p>
          </table:table-cell>
          <table:table-cell table:formula="of:=REPT(&quot; &quot;; [.F234])" office:value-type="string" office:string-value="                    " calcext:value-type="string">
            <text:p><text:s text:c="20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 " calcext:value-type="string">
            <text:p>x1 </text:p>
          </table:table-cell>
          <table:table-cell table:formula="of:=LEN([.B23])" office:value-type="float" office:value="15" calcext:value-type="float">
            <text:p>15</text:p>
          </table:table-cell>
          <table:table-cell table:formula="of:=[.$E$230]-[.E235]+1+IF([.J23]&lt;10;1;0)" office:value-type="float" office:value="17" calcext:value-type="float">
            <text:p>17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        " calcext:value-type="string">
            <text:p><text:s text:c="17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13 " calcext:value-type="string">
            <text:p>x13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30]-[.E236]+1+IF([.J24]&lt;10;1;0)" office:value-type="float" office:value="14" calcext:value-type="float">
            <text:p>14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2" calcext:value-type="float">
            <text:p>2</text:p>
          </table:table-cell>
          <table:table-cell table:formula="of:=IF([.I236]&lt;10; &quot;  &quot;; &quot; &quot;)" office:value-type="string" office:string-value="  " calcext:value-type="string">
            <text:p><text:s text:c="2"/></text:p>
          </table:table-cell>
          <table:table-cell table:formula="of:=REPT(&quot; &quot;; [.F236])" office:value-type="string" office:string-value="              " calcext:value-type="string">
            <text:p><text:s text:c="14"/></text:p>
          </table:table-cell>
          <table:table-cell table:formula="of:=IF([.M236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30]; TEXT([.AV24];&quot;#,##0.0%&quot;))" office:value-type="string" office:string-value="41.0% =&gt; 533.0%" calcext:value-type="string">
            <text:p>41.0% =&gt; 533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4];&quot;#,##0.0%&quot;); [.$M$230]; TEXT([.L24];&quot;#,##0.0%&quot;))" office:value-type="string" office:string-value="121.0% =&gt; 1,573.0%" calcext:value-type="string">
            <text:p>121.0% =&gt; 1,573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4];&quot;#,##0.0%&quot;);[.$M$230]; TEXT([.AJ24];&quot;#,##0.0%&quot;))" office:value-type="string" office:string-value="25.0% =&gt; 325.0%" calcext:value-type="string">
            <text:p>25.0% =&gt; 325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10 " calcext:value-type="string">
            <text:p>x10 </text:p>
          </table:table-cell>
          <table:table-cell table:formula="of:=LEN([.B25])" office:value-type="float" office:value="16" calcext:value-type="float">
            <text:p>16</text:p>
          </table:table-cell>
          <table:table-cell table:formula="of:=[.$E$230]-[.E237]+1+IF([.J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 " calcext:value-type="string">
            <text:p><text:s text:c="15"/></text:p>
          </table:table-cell>
          <table:table-cell table:formula="of:=IF([.M237]=&quot;&quot;;&quot;&quot;;&quot;[&quot;)" office:value-type="string" office:string-value="[" calcext:value-type="string">
            <text:p>[</text:p>
          </table:table-cell>
          <table:table-cell table:formula="of:=COM.MICROSOFT.CONCAT(TEXT([.K25];&quot;#,##0.0%&quot;);[.$M$230]; TEXT([.L25];&quot;#,##0.0%&quot;))" office:value-type="string" office:string-value="110.0% =&gt; 1,100.0%" calcext:value-type="string">
            <text:p>110.0% =&gt; 1,10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10 " calcext:value-type="string">
            <text:p>x10 </text:p>
          </table:table-cell>
          <table:table-cell table:formula="of:=LEN([.B26])" office:value-type="float" office:value="16" calcext:value-type="float">
            <text:p>16</text:p>
          </table:table-cell>
          <table:table-cell table:formula="of:=[.$E$230]-[.E238]+1+IF([.J26]&lt;10;1;0)" office:value-type="float" office:value="15" calcext:value-type="float">
            <text:p>1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 " calcext:value-type="string">
            <text:p><text:s text:c="15"/></text:p>
          </table:table-cell>
          <table:table-cell table:formula="of:=IF([.M23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10 " calcext:value-type="string">
            <text:p>x10 </text:p>
          </table:table-cell>
          <table:table-cell table:formula="of:=LEN([.B27])" office:value-type="float" office:value="13" calcext:value-type="float">
            <text:p>13</text:p>
          </table:table-cell>
          <table:table-cell table:formula="of:=[.$E$230]-[.E239]+1+IF([.J27]&lt;10;1;0)" office:value-type="float" office:value="18" calcext:value-type="float">
            <text:p>1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      " calcext:value-type="string">
            <text:p><text:s text:c="18"/></text:p>
          </table:table-cell>
          <table:table-cell table:formula="of:=IF([.M23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10 " calcext:value-type="string">
            <text:p>x10 </text:p>
          </table:table-cell>
          <table:table-cell table:formula="of:=LEN([.B28])" office:value-type="float" office:value="22" calcext:value-type="float">
            <text:p>22</text:p>
          </table:table-cell>
          <table:table-cell table:formula="of:=[.$E$230]-[.E240]+1+IF([.J28]&lt;10;1;0)" office:value-type="float" office:value="9" calcext:value-type="float">
            <text:p>9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1" calcext:value-type="float">
            <text:p>1</text:p>
          </table:table-cell>
          <table:table-cell table:formula="of:=IF([.I240]&lt;10; &quot;  &quot;; &quot; &quot;)" office:value-type="string" office:string-value="  " calcext:value-type="string">
            <text:p><text:s text:c="2"/></text:p>
          </table:table-cell>
          <table:table-cell table:formula="of:=REPT(&quot; &quot;; [.F240])" office:value-type="string" office:string-value="         " calcext:value-type="string">
            <text:p><text:s text:c="9"/></text:p>
          </table:table-cell>
          <table:table-cell table:formula="of:=IF([.M240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12 " calcext:value-type="string">
            <text:p>x12 </text:p>
          </table:table-cell>
          <table:table-cell table:formula="of:=LEN([.B31])" office:value-type="float" office:value="19" calcext:value-type="float">
            <text:p>19</text:p>
          </table:table-cell>
          <table:table-cell table:formula="of:=[.$E$230]-[.E243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43]&lt;10; &quot;  &quot;; &quot; &quot;)" office:value-type="string" office:string-value=" " calcext:value-type="string">
            <text:p><text:s/></text:p>
          </table:table-cell>
          <table:table-cell table:formula="of:=REPT(&quot; &quot;; [.F243])" office:value-type="string" office:string-value="            " calcext:value-type="string">
            <text:p><text:s text:c="12"/></text:p>
          </table:table-cell>
          <table:table-cell table:formula="of:=IF([.M243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[.$M$230]; TEXT([.L31];&quot;#,##0.0%&quot;))" office:value-type="string" office:string-value="160.0% =&gt; 1,920.0%" calcext:value-type="string">
            <text:p>160.0% =&gt; 1,92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10 " calcext:value-type="string">
            <text:p>x10 </text:p>
          </table:table-cell>
          <table:table-cell table:formula="of:=LEN([.B32])" office:value-type="float" office:value="10" calcext:value-type="float">
            <text:p>10</text:p>
          </table:table-cell>
          <table:table-cell table:formula="of:=[.$E$230]-[.E244]+1+IF([.J32]&lt;10;1;0)" office:value-type="float" office:value="21" calcext:value-type="float">
            <text:p>21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             " calcext:value-type="string">
            <text:p><text:s text:c="21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32];&quot;#,##0.0%&quot;); [.$M$230]; TEXT([.L32];&quot;#,##0.0%&quot;))" office:value-type="string" office:string-value="70.0% =&gt; 700.0%" calcext:value-type="string">
            <text:p>70.0% =&gt; 700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M$230]; TEXT(10%*[.J32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3 " calcext:value-type="string">
            <text:p>x3 </text:p>
          </table:table-cell>
          <table:table-cell table:formula="of:=LEN([.B33])" office:value-type="float" office:value="24" calcext:value-type="float">
            <text:p>24</text:p>
          </table:table-cell>
          <table:table-cell table:formula="of:=[.$E$230]-[.E245]+1+IF([.J33]&lt;10;1;0)" office:value-type="float" office:value="8" calcext:value-type="float">
            <text:p>8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" calcext:value-type="string">
            <text:p><text:s text:c="8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12 " calcext:value-type="string">
            <text:p>x12 </text:p>
          </table:table-cell>
          <table:table-cell table:formula="of:=LEN([.B34])" office:value-type="float" office:value="13" calcext:value-type="float">
            <text:p>13</text:p>
          </table:table-cell>
          <table:table-cell table:formula="of:=[.$E$230]-[.E246]+1+IF([.J34]&lt;10;1;0)" office:value-type="float" office:value="18" calcext:value-type="float">
            <text:p>18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          " calcext:value-type="string">
            <text:p><text:s text:c="18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3 " calcext:value-type="string">
            <text:p>x3 </text:p>
          </table:table-cell>
          <table:table-cell table:formula="of:=LEN([.B35])" office:value-type="float" office:value="13" calcext:value-type="float">
            <text:p>13</text:p>
          </table:table-cell>
          <table:table-cell table:formula="of:=[.$E$230]-[.E247]+1+IF([.J35]&lt;10;1;0)" office:value-type="float" office:value="19" calcext:value-type="float">
            <text:p>19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47]&lt;10; &quot;  &quot;; &quot; &quot;)" office:value-type="string" office:string-value=" " calcext:value-type="string">
            <text:p><text:s/></text:p>
          </table:table-cell>
          <table:table-cell table:formula="of:=REPT(&quot; &quot;; [.F247])" office:value-type="string" office:string-value="                   " calcext:value-type="string">
            <text:p><text:s text:c="19"/></text:p>
          </table:table-cell>
          <table:table-cell table:formula="of:=IF([.M24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3 " calcext:value-type="string">
            <text:p>x3 </text:p>
          </table:table-cell>
          <table:table-cell table:formula="of:=LEN([.B36])" office:value-type="float" office:value="30" calcext:value-type="float">
            <text:p>30</text:p>
          </table:table-cell>
          <table:table-cell table:formula="of:=[.$E$230]-[.E248]+1+IF([.J36]&lt;10;1;0)" office:value-type="float" office:value="2" calcext:value-type="float">
            <text:p>2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1" calcext:value-type="float">
            <text:p>1</text:p>
          </table:table-cell>
          <table:table-cell table:formula="of:=IF([.I248]&lt;10; &quot;  &quot;; &quot; &quot;)" office:value-type="string" office:string-value="  " calcext:value-type="string">
            <text:p><text:s text:c="2"/></text:p>
          </table:table-cell>
          <table:table-cell table:formula="of:=REPT(&quot; &quot;; [.F248])" office:value-type="string" office:string-value="  " calcext:value-type="string">
            <text:p><text:s text:c="2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12 " calcext:value-type="string">
            <text:p>x12 </text:p>
          </table:table-cell>
          <table:table-cell table:formula="of:=LEN([.B37])" office:value-type="float" office:value="15" calcext:value-type="float">
            <text:p>15</text:p>
          </table:table-cell>
          <table:table-cell table:formula="of:=[.$E$230]-[.E249]+1+IF([.J37]&lt;10;1;0)" office:value-type="float" office:value="16" calcext:value-type="float">
            <text:p>16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2" calcext:value-type="float">
            <text:p>2</text:p>
          </table:table-cell>
          <table:table-cell table:formula="of:=IF([.I249]&lt;10; &quot;  &quot;; &quot; &quot;)" office:value-type="string" office:string-value="  " calcext:value-type="string">
            <text:p><text:s text:c="2"/></text:p>
          </table:table-cell>
          <table:table-cell table:formula="of:=REPT(&quot; &quot;; [.F249])" office:value-type="string" office:string-value="                " calcext:value-type="string">
            <text:p><text:s text:c="16"/></text:p>
          </table:table-cell>
          <table:table-cell table:formula="of:=IF([.M24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12 " calcext:value-type="string">
            <text:p>x12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30]-[.E250]+1+IF([.J38]&lt;10;1;0)" office:value-type="float" office:value="18" calcext:value-type="float">
            <text:p>18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50]&lt;10; &quot;  &quot;; &quot; &quot;)" office:value-type="string" office:string-value=" " calcext:value-type="string">
            <text:p><text:s/></text:p>
          </table:table-cell>
          <table:table-cell table:formula="of:=REPT(&quot; &quot;; [.F250])" office:value-type="string" office:string-value="                  " calcext:value-type="string">
            <text:p><text:s text:c="18"/></text:p>
          </table:table-cell>
          <table:table-cell table:formula="of:=IF([.M250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30]; TEXT([.L38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12 " calcext:value-type="string">
            <text:p>x12 </text:p>
          </table:table-cell>
          <table:table-cell table:formula="of:=LEN([.B39])" office:value-type="float" office:value="17" calcext:value-type="float">
            <text:p>17</text:p>
          </table:table-cell>
          <table:table-cell table:formula="of:=[.$E$230]-[.E251]+1+IF([.J39]&lt;10;1;0)" office:value-type="float" office:value="14" calcext:value-type="float">
            <text:p>14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1" calcext:value-type="float">
            <text:p>1</text:p>
          </table:table-cell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formula="of:=REPT(&quot; &quot;; [.F251])" office:value-type="string" office:string-value="              " calcext:value-type="string">
            <text:p><text:s text:c="14"/></text:p>
          </table:table-cell>
          <table:table-cell table:formula="of:=IF([.M251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30]; TEXT([.L39];&quot;#,##0.0%&quot;))" office:value-type="string" office:string-value="50.5% =&gt; 606.0%" calcext:value-type="string">
            <text:p>50.5% =&gt; 606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10 " calcext:value-type="string">
            <text:p>x10 </text:p>
          </table:table-cell>
          <table:table-cell table:formula="of:=LEN([.B40])" office:value-type="float" office:value="12" calcext:value-type="float">
            <text:p>12</text:p>
          </table:table-cell>
          <table:table-cell table:formula="of:=[.$E$230]-[.E252]+1+IF([.J40]&lt;10;1;0)" office:value-type="float" office:value="19" calcext:value-type="float">
            <text:p>19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30" calcext:value-type="float">
            <text:p>30</text:p>
          </table:table-cell>
          <table:table-cell table:formula="of:=IF([.I252]&lt;10; &quot;  &quot;; &quot; &quot;)" office:value-type="string" office:string-value=" " calcext:value-type="string">
            <text:p><text:s/></text:p>
          </table:table-cell>
          <table:table-cell table:formula="of:=REPT(&quot; &quot;; [.F252])" office:value-type="string" office:string-value="                   " calcext:value-type="string">
            <text:p><text:s text:c="19"/></text:p>
          </table:table-cell>
          <table:table-cell table:formula="of:=IF([.M252]=&quot;&quot;;&quot;&quot;;&quot;[&quot;)" office:value-type="string" office:string-value="[" calcext:value-type="string">
            <text:p>[</text:p>
          </table:table-cell>
          <table:table-cell table:formula="of:=COM.MICROSOFT.CONCAT(TEXT([.K40];&quot;#,##0.0%&quot;); [.$M$230]; TEXT([.L40];&quot;#,##0.0%&quot;))" office:value-type="string" office:string-value="85.0% =&gt; 850.0%" calcext:value-type="string">
            <text:p>85.0% =&gt; 85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formula="of:=REPT(&quot; &quot;; [.F253])">
            <text:p/>
          </table:table-cell>
          <table:table-cell table:formula="of:=IF([.M25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formula="of:=REPT(&quot; &quot;; [.F254])">
            <text:p/>
          </table:table-cell>
          <table:table-cell table:formula="of:=IF([.M25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2 " calcext:value-type="string">
            <text:p>x2 </text:p>
          </table:table-cell>
          <table:table-cell table:formula="of:=LEN([.B43])" office:value-type="float" office:value="10" calcext:value-type="float">
            <text:p>10</text:p>
          </table:table-cell>
          <table:table-cell table:formula="of:=[.$E$230]-[.E255]+1+IF([.J43]&lt;10;1;0)" office:value-type="float" office:value="22" calcext:value-type="float">
            <text:p>22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3" calcext:value-type="float">
            <text:p>23</text:p>
          </table:table-cell>
          <table:table-cell table:formula="of:=IF([.I255]&lt;10; &quot;  &quot;; &quot; &quot;)" office:value-type="string" office:string-value=" " calcext:value-type="string">
            <text:p><text:s/></text:p>
          </table:table-cell>
          <table:table-cell table:formula="of:=REPT(&quot; &quot;; [.F255])" office:value-type="string" office:string-value="                      " calcext:value-type="string">
            <text:p><text:s text:c="22"/></text:p>
          </table:table-cell>
          <table:table-cell table:formula="of:=IF([.M25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10 " calcext:value-type="string">
            <text:p>x10 </text:p>
          </table:table-cell>
          <table:table-cell table:formula="of:=LEN([.B44])" office:value-type="float" office:value="17" calcext:value-type="float">
            <text:p>17</text:p>
          </table:table-cell>
          <table:table-cell table:formula="of:=[.$E$230]-[.E256]+1+IF([.J44]&lt;10;1;0)" office:value-type="float" office:value="14" calcext:value-type="float">
            <text:p>14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27" calcext:value-type="float">
            <text:p>27</text:p>
          </table:table-cell>
          <table:table-cell table:formula="of:=IF([.I256]&lt;10; &quot;  &quot;; &quot; &quot;)" office:value-type="string" office:string-value=" " calcext:value-type="string">
            <text:p><text:s/></text:p>
          </table:table-cell>
          <table:table-cell table:formula="of:=REPT(&quot; &quot;; [.F256])" office:value-type="string" office:string-value="              " calcext:value-type="string">
            <text:p><text:s text:c="14"/></text:p>
          </table:table-cell>
          <table:table-cell table:formula="of:=IF([.M256]=&quot;&quot;;&quot;&quot;;&quot;[&quot;)" office:value-type="string" office:string-value="[" calcext:value-type="string">
            <text:p>[</text:p>
          </table:table-cell>
          <table:table-cell table:formula="of:=COM.MICROSOFT.CONCAT(TEXT([.K44];&quot;#,##0.0%&quot;);[.$M$230]; TEXT([.L44];&quot;#,##0.0%&quot;))" office:value-type="string" office:string-value="58.5% =&gt; 585.0%" calcext:value-type="string">
            <text:p>58.5% =&gt; 58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2" calcext:value-type="float">
            <text:p>12</text:p>
          </table:table-cell>
          <table:table-cell table:formula="of:=[.$E$230]-[.E257]+1+IF([.J45]&lt;10;1;0)" office:value-type="float" office:value="20" calcext:value-type="float">
            <text:p>20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24" calcext:value-type="float">
            <text:p>24</text:p>
          </table:table-cell>
          <table:table-cell table:formula="of:=IF([.I257]&lt;10; &quot;  &quot;; &quot; &quot;)" office:value-type="string" office:string-value=" " calcext:value-type="string">
            <text:p><text:s/></text:p>
          </table:table-cell>
          <table:table-cell table:formula="of:=REPT(&quot; &quot;; [.F257])" office:value-type="string" office:string-value="                    " calcext:value-type="string">
            <text:p><text:s text:c="20"/></text:p>
          </table:table-cell>
          <table:table-cell table:formula="of:=IF([.M25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6]; &quot;x# &quot;)" office:value-type="string" office:string-value="x2 " calcext:value-type="string">
            <text:p>x2 </text:p>
          </table:table-cell>
          <table:table-cell table:formula="of:=LEN([.B46])" office:value-type="float" office:value="11" calcext:value-type="float">
            <text:p>11</text:p>
          </table:table-cell>
          <table:table-cell table:formula="of:=[.$E$230]-[.E258]+1+IF([.J46]&lt;10;1;0)" office:value-type="float" office:value="21" calcext:value-type="float">
            <text:p>21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21" calcext:value-type="float">
            <text:p>21</text:p>
          </table:table-cell>
          <table:table-cell table:formula="of:=IF([.I258]&lt;10; &quot;  &quot;; &quot; &quot;)" office:value-type="string" office:string-value=" " calcext:value-type="string">
            <text:p><text:s/></text:p>
          </table:table-cell>
          <table:table-cell table:formula="of:=REPT(&quot; &quot;; [.F258])" office:value-type="string" office:string-value="                     " calcext:value-type="string">
            <text:p><text:s text:c="21"/></text:p>
          </table:table-cell>
          <table:table-cell table:formula="of:=IF([.M25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7]; &quot;x# &quot;)" office:value-type="string" office:string-value="x11 " calcext:value-type="string">
            <text:p>x11 </text:p>
          </table:table-cell>
          <table:table-cell table:style-name="ce21" table:formula="of:=LEN([.B47])" office:value-type="float" office:value="20" calcext:value-type="float">
            <text:p>20</text:p>
          </table:table-cell>
          <table:table-cell table:style-name="ce21" table:formula="of:=[.$E$230]-[.E259]+1+IF([.J47]&lt;10;1;0)" office:value-type="float" office:value="11" calcext:value-type="float">
            <text:p>11</text:p>
          </table:table-cell>
          <table:table-cell table:style-name="ce21"/>
          <table:table-cell table:style-name="ce21" table:formula="of:=[.C47]" office:value-type="float" office:value="3" calcext:value-type="float">
            <text:p>3</text:p>
          </table:table-cell>
          <table:table-cell table:style-name="ce21" table:formula="of:=[.D47]" office:value-type="float" office:value="27" calcext:value-type="float">
            <text:p>27</text:p>
          </table:table-cell>
          <table:table-cell table:style-name="ce21" table:formula="of:=IF([.I259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59])" office:value-type="string" office:string-value="           " calcext:value-type="string">
            <text:p><text:s text:c="11"/></text:p>
          </table:table-cell>
          <table:table-cell table:style-name="ce21" table:formula="of:=IF([.M259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7];&quot;#,##0.0%&quot;); [.$M$230]; TEXT([.L47];&quot;#,##0.0%&quot;))" office:value-type="string" office:string-value="48.5% =&gt; 533.5%" calcext:value-type="string">
            <text:p>48.5% =&gt; 533.5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30]; TEXT([.AM47];&quot;#,##0.0%&quot;))" office:value-type="string" office:string-value="11.7% =&gt; 128.7%" calcext:value-type="string">
            <text:p>11.7% =&gt; 128.7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7];&quot;#,##0.0%&quot;); [.$M$230]; TEXT([.AJ47];&quot;#,##0.0%&quot;))" office:value-type="string" office:string-value="5.0% =&gt; 128.7%" calcext:value-type="string">
            <text:p>5.0% =&gt; 128.7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30]; TEXT([.AY47];&quot;#,##0.0%&quot;))" office:value-type="string" office:string-value="9.7% =&gt; 106.7%" calcext:value-type="string">
            <text:p>9.7% =&gt; 106.7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59]);&quot;#.00%&quot;); [.$M$230]; TEXT((0.5%+0.05%*[.I259])*[.J47];&quot;#.00%&quot;))" office:value-type="string" office:string-value="1.85% =&gt; 20.35%" calcext:value-type="string">
            <text:p>1.85% =&gt; 20.35%</text:p>
          </table:table-cell>
          <table:table-cell office:value-type="string" calcext:value-type="string">
            <text:p>/minute]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9" table:formula="of:=TEXT([.J48]; &quot;x# &quot;)" office:value-type="string" office:string-value="x10 " calcext:value-type="string">
            <text:p>x10 </text:p>
          </table:table-cell>
          <table:table-cell table:formula="of:=LEN([.B48])" office:value-type="float" office:value="15" calcext:value-type="float">
            <text:p>15</text:p>
          </table:table-cell>
          <table:table-cell table:formula="of:=[.$E$230]-[.E260]+1+IF([.J48]&lt;10;1;0)" office:value-type="float" office:value="16" calcext:value-type="float">
            <text:p>16</text:p>
          </table:table-cell>
          <table:table-cell/>
          <table:table-cell table:formula="of:=[.C48]" office:value-type="float" office:value="3" calcext:value-type="float">
            <text:p>3</text:p>
          </table:table-cell>
          <table:table-cell table:formula="of:=[.D48]" office:value-type="float" office:value="5" calcext:value-type="float">
            <text:p>5</text:p>
          </table:table-cell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formula="of:=REPT(&quot; &quot;; [.F260])" office:value-type="string" office:string-value="                " calcext:value-type="string">
            <text:p><text:s text:c="16"/></text:p>
          </table:table-cell>
          <table:table-cell table:formula="of:=IF([.M26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4" table:default-cell-style-name="Default"/>
        <table:table-row table:style-name="ro1">
          <table:table-cell table:formula="of:=[$Calculations.A1]" office:value-type="string" office:string-value="Class 1: 505 - The Arcane Eternal" calcext:value-type="string">
            <text:p>Class 1: 505 - The Arcane Eternal</text:p>
          </table:table-cell>
        </table:table-row>
        <table:table-row table:style-name="ro1">
          <table:table-cell table:formula="of:=[$Calculations.A2]" office:value-type="string" office:string-value="Class 2: 500 - The Ashen Titan" calcext:value-type="string">
            <text:p>Class 2: 500 - The Ashen Titan</text:p>
          </table:table-cell>
        </table:table-row>
        <table:table-row table:style-name="ro1">
          <table:table-cell table:formula="of:=[$Calculations.A3]" office:value-type="string" office:string-value="Class 3: 465 - The Faen Valkyrie" calcext:value-type="string">
            <text:p>Class 3: 465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900% Body Enhancement" calcext:value-type="string">
            <text:p>900% Body Enhancement</text:p>
          </table:table-cell>
        </table:table-row>
        <table:table-row table:style-name="ro1">
          <table:table-cell table:formula="of:=[$Calculations.A6]" office:value-type="string" office:string-value="300% Healing" calcext:value-type="string">
            <text:p>300% Healing</text:p>
          </table:table-cell>
        </table:table-row>
        <table:table-row table:style-name="ro1">
          <table:table-cell table:formula="of:=[$Calculations.A7]" office:value-type="string" office:string-value="200% Ashen" calcext:value-type="string">
            <text:p>2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720" calcext:value-type="string">
            <text:p>Vit: 172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45  [8,202.3]" calcext:value-type="string">
            <text:p>Str: <text:s/>545 <text:s/>[8,202.3]</text:p>
          </table:table-cell>
        </table:table-row>
        <table:table-row table:style-name="ro1">
          <table:table-cell table:formula="of:=[$Calculations.A13]" office:value-type="string" office:string-value="Dex:  450  [3,600.0]" calcext:value-type="string">
            <text:p>Dex: <text:s/>450 <text:s/>[3,600.0]</text:p>
          </table:table-cell>
        </table:table-row>
        <table:table-row table:style-name="ro1">
          <table:table-cell table:formula="of:=[$Calculations.A14]" office:value-type="string" office:string-value="Int: 1650 [24,832.5]" calcext:value-type="string">
            <text:p>Int: 1650 [24,832.5]</text:p>
          </table:table-cell>
        </table:table-row>
        <table:table-row table:style-name="ro1">
          <table:table-cell table:formula="of:=[$Calculations.A15]" office:value-type="string" office:string-value="Wis: 1750" calcext:value-type="string">
            <text:p>Wis: 175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4,693.5%" calcext:value-type="string">
            <text:p>Resilience: 4,693.5%</text:p>
          </table:table-cell>
        </table:table-row>
        <table:table-row table:style-name="ro1">
          <table:table-cell table:formula="of:=[$Calculations.A18]" office:value-type="string" office:string-value="Speed+:     2,011.0%" calcext:value-type="string">
            <text:p>Speed+: <text:s text:c="4"/>2,011.0%</text:p>
          </table:table-cell>
        </table:table-row>
        <table:table-row table:style-name="ro1">
          <table:table-cell table:formula="of:=[$Calculations.A19]" office:value-type="string" office:string-value="Damage+:    1,950.0%" calcext:value-type="string">
            <text:p>Damage+: <text:s text:c="3"/>1,95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 35,552" calcext:value-type="string">
            <text:p>Health: <text:s text:c="2"/>35,552</text:p>
          </table:table-cell>
        </table:table-row>
        <table:table-row table:style-name="ro1">
          <table:table-cell table:formula="of:=[$Calculations.A22]" office:value-type="string" office:string-value="Stamina:   4,500" calcext:value-type="string">
            <text:p>Stamina: <text:s text:c="2"/>4,500</text:p>
          </table:table-cell>
        </table:table-row>
        <table:table-row table:style-name="ro1">
          <table:table-cell table:formula="of:=[$Calculations.A23]" office:value-type="string" office:string-value="Mana:    105,000" calcext:value-type="string">
            <text:p>Mana: <text:s text:c="3"/>105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 0.31% [109.0] [326.0 seconds]" calcext:value-type="string">
            <text:p>hp/sec: <text:s text:c="2"/>0.31% [109.0] [326.0 seconds]</text:p>
          </table:table-cell>
        </table:table-row>
        <table:table-row table:style-name="ro1">
          <table:table-cell table:formula="of:=[$Calculations.A28]" office:value-type="string" office:string-value="mp/sec:   0.33% [341.3] [307.7 seconds]" calcext:value-type="string">
            <text:p>mp/sec: <text:s text:c="2"/>0.33% [341.3] [307.7 seconds]</text:p>
          </table:table-cell>
        </table:table-row>
        <table:table-row table:style-name="ro1">
          <table:table-cell table:formula="of:=[$Calculations.A29]" office:value-type="string" office:string-value="w/Med:    0.40% [422.1] [248.8 seconds]" calcext:value-type="string">
            <text:p>w/Med: <text:s text:c="3"/>0.40% [422.1] [248.8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1]" office:value-type="string" office:string-value="Mitigation:       98.218%     [hp x  56.18]" calcext:value-type="string">
            <text:p>Mitigation: <text:s text:c="6"/>98.218% <text:s text:c="4"/>[hp x <text:s/>56.18]</text:p>
          </table:table-cell>
        </table:table-row>
        <table:table-row table:style-name="ro1">
          <table:table-cell table:formula="of:=[$Calculations.A32]" office:value-type="string" office:string-value="Effective Health: 1,974,327.0 [hp x 116.12]" calcext:value-type="string">
            <text:p>Effective Health: 1,974,327.0 [hp x 116.12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4]" office:value-type="string" office:string-value="First: The Arcane Eternal" calcext:value-type="string">
            <text:p>First: The Arcane Eternal</text:p>
          </table:table-cell>
        </table:table-row>
        <table:table-row table:style-name="ro1">
          <table:table-cell table:formula="of:=[$Calculations.A35]" office:value-type="string" office:string-value="3-30 Archon Strike                   x4 " calcext:value-type="string">
            <text:p>3-30 Archon Strike <text:s text:c="18"/>x4 </text:p>
          </table:table-cell>
        </table:table-row>
        <table:table-row table:style-name="ro1">
          <table:table-cell table:formula="of:=[$Calculations.A36]" office:value-type="string" office:string-value="3-2  Sentinel Reconstruction [E]     x4 " calcext:value-type="string">
            <text:p>3-2 <text:s/>Sentinel Reconstruction [E] <text:s text:c="4"/>x4 </text:p>
          </table:table-cell>
        </table:table-row>
        <table:table-row table:style-name="ro1">
          <table:table-cell table:formula="of:=[$Calculations.A37]" office:value-type="string" office:string-value="3-1  Azarinth Awakening [E]         x10 [70.5% =&gt; 705.0% Resilience, Speed, Intelligence and Strength]" calcext:value-type="string">
            <text:p>3-1 <text:s/>Azarinth Awakening [E] <text:s text:c="8"/>x10 [70.5% =&gt; 705.0% Resilience, Speed, Intelligence and Strength]</text:p>
          </table:table-cell>
        </table:table-row>
        <table:table-row table:style-name="ro1">
          <table:table-cell table:formula="of:=[$Calculations.A38]" office:value-type="string" office:string-value="3-1  Transfer [E]                    x1 " calcext:value-type="string">
            <text:p>3-1 <text:s/>Transfer [E] <text:s text:c="19"/>x1 </text:p>
          </table:table-cell>
        </table:table-row>
        <table:table-row table:style-name="ro1">
          <table:table-cell table:formula="of:=[$Calculations.A39]" office:value-type="string" office:string-value="3-30 Arcane Dominion                 x1 " calcext:value-type="string">
            <text:p>3-30 Arcane Dominion <text:s text:c="16"/>x1 </text:p>
          </table:table-cell>
        </table:table-row>
        <table:table-row table:style-name="ro1">
          <table:table-cell table:formula="of:=[$Calculations.A40]" office:value-type="string" office:string-value="3-2  Sentinel Core [E]              x13 [41.0% =&gt; 533.0% Durability, 121.0% =&gt; 1,573.0% Health Regen, 25.0% =&gt; 325.0% Magic Resistance]" calcext:value-type="string">
            <text:p>3-2 <text:s/>Sentinel Core [E] <text:s text:c="13"/>x13 [41.0% =&gt; 533.0% Durability, 121.0% =&gt; 1,573.0% Health Regen, 25.0% =&gt; 325.0% Magic Resistance]</text:p>
          </table:table-cell>
        </table:table-row>
        <table:table-row table:style-name="ro1">
          <table:table-cell table:formula="of:=[$Calculations.A41]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</table:table-row>
        <table:table-row table:style-name="ro1">
          <table:table-cell table:formula="of:=[$Calculations.A42]" office:value-type="string" office:string-value="3-30 Eternal Huntress               x10 " calcext:value-type="string">
            <text:p>3-30 Eternal Huntress <text:s text:c="14"/>x10 </text:p>
          </table:table-cell>
        </table:table-row>
        <table:table-row table:style-name="ro1">
          <table:table-cell table:formula="of:=[$Calculations.A43]" office:value-type="string" office:string-value="3-30 Eternal Sight                  x10 " calcext:value-type="string">
            <text:p>3-30 Eternal Sight <text:s text:c="17"/>x10 </text:p>
          </table:table-cell>
        </table:table-row>
        <table:table-row table:style-name="ro1">
          <table:table-cell table:formula="of:=[$Calculations.A44]" office:value-type="string" office:string-value="3-1  Arcane Circulation [E]         x10 [112.5% to Deconstruction/Reconstruction]" calcext:value-type="string">
            <text:p>3-1 <text:s/>Arcane Circulation [E] <text:s text:c="8"/>x10 [112.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6]" office:value-type="string" office:string-value="Second: The Ashen Titan" calcext:value-type="string">
            <text:p>Second: The Ashen Titan</text:p>
          </table:table-cell>
        </table:table-row>
        <table:table-row table:style-name="ro1">
          <table:table-cell table:formula="of:=[$Calculations.A47]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</table:table-row>
        <table:table-row table:style-name="ro1">
          <table:table-cell table:formula="of:=[$Calculations.A48]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</table:table-row>
        <table:table-row table:style-name="ro1">
          <table:table-cell table:formula="of:=[$Calculations.A49]" office:value-type="string" office:string-value="3-30 Origin of Ash and Embers        x3 " calcext:value-type="string">
            <text:p>3-30 Origin of Ash and Embers <text:s text:c="7"/>x3 </text:p>
          </table:table-cell>
        </table:table-row>
        <table:table-row table:style-name="ro1">
          <table:table-cell table:formula="of:=[$Calculations.A50]" office:value-type="string" office:string-value="3-30 Embered Heart                  x12 " calcext:value-type="string">
            <text:p>3-30 Embered Heart <text:s text:c="17"/>x12 </text:p>
          </table:table-cell>
        </table:table-row>
        <table:table-row table:style-name="ro1">
          <table:table-cell table:formula="of:=[$Calculations.A51]" office:value-type="string" office:string-value="3-30 Tempered Seal                   x3 " calcext:value-type="string">
            <text:p>3-30 Tempered Seal <text:s text:c="18"/>x3 </text:p>
          </table:table-cell>
        </table:table-row>
        <table:table-row table:style-name="ro1">
          <table:table-cell table:formula="of:=[$Calculations.A52]" office:value-type="string" office:string-value="3-1  Authority of Ash and Ember [E]  x3 " calcext:value-type="string">
            <text:p>3-1 <text:s/>Authority of Ash and Ember [E] <text:s/>x3 </text:p>
          </table:table-cell>
        </table:table-row>
        <table:table-row table:style-name="ro1">
          <table:table-cell table:formula="of:=[$Calculations.A53]" office:value-type="string" office:string-value="3-2  Ashen Wings [E]                x12 " calcext:value-type="string">
            <text:p>3-2 <text:s/>Ashen Wings [E] <text:s text:c="15"/>x12 </text:p>
          </table:table-cell>
        </table:table-row>
        <table:table-row table:style-name="ro1">
          <table:table-cell table:formula="of:=[$Calculations.A54]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</table:table-row>
        <table:table-row table:style-name="ro1">
          <table:table-cell table:formula="of:=[$Calculations.A55]" office:value-type="string" office:string-value="3-1  Avatar of Ash [E]              x12 [50.5% =&gt; 606.0% Reflexes and Speed]" calcext:value-type="string">
            <text:p>3-1 <text:s/>Avatar of Ash [E] <text:s text:c="13"/>x12 [50.5% =&gt; 606.0% Reflexes and Speed]</text:p>
          </table:table-cell>
        </table:table-row>
        <table:table-row table:style-name="ro1">
          <table:table-cell table:formula="of:=[$Calculations.A56]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8]" office:value-type="string" office:string-value="Third: The Faen Valkyrie" calcext:value-type="string">
            <text:p>Third: The Faen Valkyrie</text:p>
          </table:table-cell>
        </table:table-row>
        <table:table-row table:style-name="ro1">
          <table:table-cell table:formula="of:=[$Calculations.A59]" office:value-type="string" office:string-value="3-23 Phaseshift                      x2 " calcext:value-type="string">
            <text:p>3-23 Phaseshift <text:s text:c="21"/>x2 </text:p>
          </table:table-cell>
        </table:table-row>
        <table:table-row table:style-name="ro1">
          <table:table-cell table:formula="of:=[$Calculations.A60]" office:value-type="string" office:string-value="3-27 Flare of Creation              x10 [58.5% =&gt; 585.0% Resilience]" calcext:value-type="string">
            <text:p>3-27 Flare of Creation <text:s text:c="13"/>x10 [58.5% =&gt; 585.0% Resilience]</text:p>
          </table:table-cell>
        </table:table-row>
        <table:table-row table:style-name="ro1">
          <table:table-cell table:formula="of:=[$Calculations.A61]" office:value-type="string" office:string-value="3-24 Displacement                    x2 " calcext:value-type="string">
            <text:p>3-24 Displacement <text:s text:c="19"/>x2 </text:p>
          </table:table-cell>
        </table:table-row>
        <table:table-row table:style-name="ro1">
          <table:table-cell table:formula="of:=[$Calculations.A62]" office:value-type="string" office:string-value="3-21 Space Shift                     x2 " calcext:value-type="string">
            <text:p>3-21 Space Shift <text:s text:c="20"/>x2 </text:p>
          </table:table-cell>
        </table:table-row>
        <table:table-row table:style-name="ro1">
          <table:table-cell table:formula="of:=[$Calculations.A63]" office:value-type="string" office:string-value="3-27 Body of the Valkyrie           x11 [48.5% =&gt; 533.5% Resilience, 11.7% =&gt; 128.7% Physical Resistance, 5.0% =&gt; 128.7% Magic Resistance, 9.7% =&gt; 106.7% Health, 1.85% =&gt; 20.35%/minute]" calcext:value-type="string">
            <text:p>3-27 Body of the Valkyrie <text:s text:c="10"/>x11 [48.5% =&gt; 533.5% Resilience, 11.7% =&gt; 128.7% Physical Resistance, 5.0% =&gt; 128.7% Magic Resistance, 9.7% =&gt; 106.7% Health, 1.85% =&gt; 20.35%/minute]</text:p>
          </table:table-cell>
        </table:table-row>
        <table:table-row table:style-name="ro1">
          <table:table-cell table:formula="of:=[$Calculations.A64]" office:value-type="string" office:string-value="3-5  Space Awareness                x10 " calcext:value-type="string">
            <text:p>3-5 <text:s/>Space Awareness <text:s text:c="15"/>x10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6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9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70]" office:value-type="string" office:string-value="3-12 Deviant of Humanity" calcext:value-type="string">
            <text:p>3-12 Deviant of Humanity</text:p>
          </table:table-cell>
        </table:table-row>
        <table:table-row table:style-name="ro1">
          <table:table-cell table:formula="of:=[$Calculations.A72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73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4]" office:value-type="string" office:string-value="1-6  Gourmet" calcext:value-type="string">
            <text:p>1-6 <text:s/>Gourmet</text:p>
          </table:table-cell>
        </table:table-row>
        <table:table-row table:style-name="ro1">
          <table:table-cell table:formula="of:=[$Calculations.A75]" office:value-type="string" office:string-value="1-16 Harmony of the Drowned" calcext:value-type="string">
            <text:p>1-16 Harmony of the Drowned</text:p>
          </table:table-cell>
        </table:table-row>
        <table:table-row table:style-name="ro1">
          <table:table-cell table:formula="of:=[$Calculations.A76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7]" office:value-type="string" office:string-value="2-1  Identify" calcext:value-type="string">
            <text:p>2-1 <text:s/>Identify</text:p>
          </table:table-cell>
        </table:table-row>
        <table:table-row table:style-name="ro1">
          <table:table-cell table:formula="of:=[$Calculations.A79]" office:value-type="string" office:string-value="3-14 Meditation" calcext:value-type="string">
            <text:p>3-14 Meditation</text:p>
          </table:table-cell>
        </table:table-row>
        <table:table-row table:style-name="ro1">
          <table:table-cell table:formula="of:=[$Calculations.A80]" office:value-type="string" office:string-value="3-14 Monster Hunter" calcext:value-type="string">
            <text:p>3-14 Monster Hunter</text:p>
          </table:table-cell>
        </table:table-row>
        <table:table-row table:style-name="ro1">
          <table:table-cell table:formula="of:=[$Calculations.A82]" office:value-type="string" office:string-value="2-7  Oxygen Repository" calcext:value-type="string">
            <text:p>2-7 <text:s/>Oxygen Repository</text:p>
          </table:table-cell>
        </table:table-row>
        <table:table-row table:style-name="ro1">
          <table:table-cell table:formula="of:=[$Calculations.A83]" office:value-type="string" office:string-value="2-7  Sage of Torment" calcext:value-type="string">
            <text:p>2-7 <text:s/>Sage of Torment</text:p>
          </table:table-cell>
        </table:table-row>
        <table:table-row table:style-name="ro1">
          <table:table-cell table:formula="of:=[$Calculations.A84]" office:value-type="string" office:string-value="1-9  Soul Perception" calcext:value-type="string">
            <text:p>1-9 <text:s/>Soul Perception</text:p>
          </table:table-cell>
        </table:table-row>
        <table:table-row table:style-name="ro1">
          <table:table-cell table:formula="of:=[$Calculations.A86]" office:value-type="string" office:string-value="1-6  Teaching" calcext:value-type="string">
            <text:p>1-6 <text:s/>Teaching</text:p>
          </table:table-cell>
        </table:table-row>
        <table:table-row table:style-name="ro1">
          <table:table-cell table:formula="of:=[$Calculations.A87]" office:value-type="string" office:string-value="3-22 Veteran" calcext:value-type="string">
            <text:p>3-22 Veteran</text:p>
          </table:table-cell>
        </table:table-row>
        <table:table-row table:style-name="ro1">
          <table:table-cell table:formula="of:=[$Calculations.A88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90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91]" office:value-type="string" office:string-value="3-20  [70% - 95%] Arcane Magic Resistance" calcext:value-type="string">
            <text:p>3-20 <text:s/>[70% - 95%] Arcane Magic Resistance</text:p>
          </table:table-cell>
        </table:table-row>
        <table:table-row table:style-name="ro1">
          <table:table-cell table:formula="of:=[$Calculations.A92]" office:value-type="string" office:string-value="2-2   [27% - 44%] Ash Magic Resistance" calcext:value-type="string">
            <text:p>2-2 <text:s text:c="2"/>[27% - 44%] Ash Magic Resistance</text:p>
          </table:table-cell>
        </table:table-row>
        <table:table-row table:style-name="ro1">
          <table:table-cell table:formula="of:=[$Calculations.A93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94]" office:value-type="string" office:string-value="3-4   [54% - 88%] Blast Resistance" calcext:value-type="string">
            <text:p>3-4 <text:s text:c="2"/>[54% - 88%] Blast Resistance</text:p>
          </table:table-cell>
        </table:table-row>
        <table:table-row table:style-name="ro1">
          <table:table-cell table:formula="of:=[$Calculations.A95]" office:value-type="string" office:string-value="2-1   [26% - 42%] Blight Resistance" calcext:value-type="string">
            <text:p>2-1 <text:s text:c="2"/>[26% - 42%] Blight Resistance</text:p>
          </table:table-cell>
        </table:table-row>
        <table:table-row table:style-name="ro1">
          <table:table-cell table:formula="of:=[$Calculations.A96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7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8]" office:value-type="string" office:string-value="2-16  [41% - 72%] Bone Magic Resistance" calcext:value-type="string">
            <text:p>2-16 <text:s/>[41% - 72%] Bone Magic Resistance</text:p>
          </table:table-cell>
        </table:table-row>
        <table:table-row table:style-name="ro1">
          <table:table-cell table:formula="of:=[$Calculations.A99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100]" office:value-type="string" office:string-value="2-14  [39% - 68%] Crystal Resistance" calcext:value-type="string">
            <text:p>2-14 <text:s/>[39% - 68%] Crystal Resistance</text:p>
          </table:table-cell>
        </table:table-row>
        <table:table-row table:style-name="ro1">
          <table:table-cell table:formula="of:=[$Calculations.A101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103]" office:value-type="string" office:string-value="2-6   [31% - 52%] Dark Magic Resistance" calcext:value-type="string">
            <text:p>2-6 <text:s text:c="2"/>[31% - 52%] Dark Magic Resistance</text:p>
          </table:table-cell>
        </table:table-row>
        <table:table-row table:style-name="ro1">
          <table:table-cell table:formula="of:=[$Calculations.A104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6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7]" office:value-type="string" office:string-value="1-9   [09% - 18%] Divination Magic Resistance" calcext:value-type="string">
            <text:p>1-9 <text:s text:c="2"/>[09% - 18%] Divination Magic Resistance</text:p>
          </table:table-cell>
        </table:table-row>
        <table:table-row table:style-name="ro1">
          <table:table-cell table:formula="of:=[$Calculations.A108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9]" office:value-type="string" office:string-value="3-2   [52% - 84%] Earth Resistance" calcext:value-type="string">
            <text:p>3-2 <text:s text:c="2"/>[52% - 84%] Earth Resistance</text:p>
          </table:table-cell>
        </table:table-row>
        <table:table-row table:style-name="ro1">
          <table:table-cell table:formula="of:=[$Calculations.A110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11]" office:value-type="string" office:string-value="2-1   [26% - 42%] Fear Resistance" calcext:value-type="string">
            <text:p>2-1 <text:s text:c="2"/>[26% - 42%] Fear Resistance</text:p>
          </table:table-cell>
        </table:table-row>
        <table:table-row table:style-name="ro1">
          <table:table-cell table:formula="of:=[$Calculations.A112]" office:value-type="string" office:string-value="1-9   [09% - 18%] Flesh Magic Resistance" calcext:value-type="string">
            <text:p>1-9 <text:s text:c="2"/>[09% - 18%] Flesh Magic Resistance</text:p>
          </table:table-cell>
        </table:table-row>
        <table:table-row table:style-name="ro1">
          <table:table-cell table:formula="of:=[$Calculations.A114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15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6]" office:value-type="string" office:string-value="3-22  [72% - 95%] Heat Resistance" calcext:value-type="string">
            <text:p>3-22 <text:s/>[72% - 95%] Heat Resistance</text:p>
          </table:table-cell>
        </table:table-row>
        <table:table-row table:style-name="ro1">
          <table:table-cell table:formula="of:=[$Calculations.A117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8]" office:value-type="string" office:string-value="3-5   [55% - 90%] Lava Magic Resistance" calcext:value-type="string">
            <text:p>3-5 <text:s text:c="2"/>[55% - 90%] Lava Magic Resistance</text:p>
          </table:table-cell>
        </table:table-row>
        <table:table-row table:style-name="ro1">
          <table:table-cell table:formula="of:=[$Calculations.A119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20]" office:value-type="string" office:string-value="3-9   [59% - 95%] Lightning Resistance" calcext:value-type="string">
            <text:p>3-9 <text:s text:c="2"/>[59% - 95%] Lightning Resistance</text:p>
          </table:table-cell>
        </table:table-row>
        <table:table-row table:style-name="ro1">
          <table:table-cell table:formula="of:=[$Calculations.A122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23]" office:value-type="string" office:string-value="3-17  [67% - 95%] Mental Resistance" calcext:value-type="string">
            <text:p>3-17 <text:s/>[67% - 95%] Mental Resistance</text:p>
          </table:table-cell>
        </table:table-row>
        <table:table-row table:style-name="ro1">
          <table:table-cell table:formula="of:=[$Calculations.A124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25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6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8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9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30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31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32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33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34]" office:value-type="string" office:string-value="2-3   [28% - 46%] Smoke Magic Resistance" calcext:value-type="string">
            <text:p>2-3 <text:s text:c="2"/>[28% - 46%] Smoke Magic Resistance</text:p>
          </table:table-cell>
        </table:table-row>
        <table:table-row table:style-name="ro1">
          <table:table-cell table:formula="of:=[$Calculations.A135]" office:value-type="string" office:string-value="2-13  [38% - 66%] Soul Magic Resistance" calcext:value-type="string">
            <text:p>2-13 <text:s/>[38% - 66%] Soul Magic Resistance</text:p>
          </table:table-cell>
        </table:table-row>
        <table:table-row table:style-name="ro1">
          <table:table-cell table:formula="of:=[$Calculations.A136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7]" office:value-type="string" office:string-value="3-6   [56% - 92%] Space Magic Resistance" calcext:value-type="string">
            <text:p>3-6 <text:s text:c="2"/>[56% - 92%] Space Magic Resistance</text:p>
          </table:table-cell>
        </table:table-row>
        <table:table-row table:style-name="ro1">
          <table:table-cell table:formula="of:=[$Calculations.A138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40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41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42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43]" office:value-type="string" office:string-value="3-8   [58% - 95%] Void Magic Resistance" calcext:value-type="string">
            <text:p>3-8 <text:s text:c="2"/>[58% - 95%] Void Magic Resistance</text:p>
          </table:table-cell>
        </table:table-row>
        <table:table-row table:style-name="ro1">
          <table:table-cell table:formula="of:=[$Calculations.A144]" office:value-type="string" office:string-value="3-4   [54% - 88%] Water Resistance" calcext:value-type="string">
            <text:p>3-4 <text:s text:c="2"/>[54% - 88%] Water Resistance</text:p>
          </table:table-cell>
        </table:table-row>
        <table:table-row table:style-name="ro1">
          <table:table-cell table:formula="of:=[$Calculations.A145]" office:value-type="string" office:string-value="3-9   [59% - 95%] Wind Resistance" calcext:value-type="string">
            <text:p>3-9 <text:s text:c="2"/>[59% - 95%] Wind Resistance</text:p>
          </table:table-cell>
        </table:table-row>
        <table:table-row table:style-name="ro1">
          <table:table-cell table:formula="of:=[$Calculations.A146]" office:value-type="string" office:string-value="2-20  [45% - 80%] Wood Magic Resistance" calcext:value-type="string">
            <text:p>2-20 <text:s/>[45% - 80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8]" office:value-type="string" office:string-value="12 1st tier" calcext:value-type="string">
            <text:p>12 1st tier</text:p>
          </table:table-cell>
        </table:table-row>
        <table:table-row table:style-name="ro1">
          <table:table-cell table:formula="of:=[$Calculations.A149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150]" office:value-type="string" office:string-value="17 3rd tier" calcext:value-type="string">
            <text:p>17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2]" office:value-type="string" office:string-value="Ash Density: 41 x 5% = 205%" calcext:value-type="string">
            <text:p>Ash Density: 41 x 5% = 20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8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59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60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60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61]" office:value-type="string" office:string-value="        Muscles are (255% + 240% + 60% = 555%) more dense - Avatar of Ash [E] 2nd" calcext:value-type="string">
            <text:p><text:s text:c="8"/>Muscles are (255% + 240% + 60% = 555%) more dense - Avatar of Ash [E] 2nd</text:p>
          </table:table-cell>
        </table:table-row>
        <table:table-row table:style-name="ro1">
          <table:table-cell table:formula="of:=[$Calculations.A162]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</table:table-row>
        <table:table-row table:style-name="ro1">
          <table:table-cell table:formula="of:=[$Calculations.A163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65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66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67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68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69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70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71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3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74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75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76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7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78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9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81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82]" office:value-type="string" office:string-value="                [555%] more dense." calcext:value-type="string">
            <text:p><text:s text:c="16"/>[555%] more dense.</text:p>
          </table:table-cell>
        </table:table-row>
        <table:table-row table:style-name="ro1">
          <table:table-cell table:formula="of:=[$Calculations.A183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4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85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86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87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8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89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90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90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91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92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00:04:18.2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20T01:20:38.028000000</dc:date>
    <meta:generator>LibreOffice/7.0.5.2$Windows_X86_64 LibreOffice_project/64390860c6cd0aca4beafafcfd84613dd9dfb63a</meta:generator>
    <meta:editing-duration>PT22H3M12S</meta:editing-duration>
    <meta:editing-cycles>151</meta:editing-cycles>
    <meta:document-statistic meta:table-count="2" meta:cell-count="2177" meta:object-count="0"/>
    <meta:user-defined meta:name="AppVersion">16.0300</meta:user-defined>
  </office:meta>
</office:document-meta>
</file>